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9pt" style:font-size-asian="9pt" style:font-size-complex="9pt"/>
    </style:style>
    <style:style style:name="P4" style:parent-style-name="Standaard" style:family="paragraph">
      <style:text-properties fo:font-size="16pt" style:font-size-asian="16pt" style:font-size-complex="16pt"/>
    </style:style>
    <style:style style:name="P5" style:parent-style-name="Standaard" style:family="paragraph">
      <style:text-properties fo:font-size="16pt" style:font-size-asian="16pt" style:font-size-complex="16pt"/>
    </style:style>
    <style:style style:name="TableColumn7" style:family="table-column">
      <style:table-column-properties style:column-width="1.9659in"/>
    </style:style>
    <style:style style:name="TableColumn8" style:family="table-column">
      <style:table-column-properties style:column-width="1.9659in"/>
    </style:style>
    <style:style style:name="TableColumn9" style:family="table-column">
      <style:table-column-properties style:column-width="1.9666in"/>
    </style:style>
    <style:style style:name="Table6" style:family="table">
      <style:table-properties style:width="5.898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ard"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66" style:parent-style-name="Standaardalinea-lettertype" style:family="text">
      <style:text-properties fo:font-size="16pt" style:font-size-asian="16pt" style:font-size-complex="16pt"/>
    </style:style>
    <style:style style:name="P67" style:parent-style-name="Lijstalinea" style:list-style-name="LFO1" style:family="paragraph"/>
    <style:style style:name="P68" style:parent-style-name="Lijstalinea" style:list-style-name="LFO1" style:family="paragraph"/>
    <style:style style:name="P69" style:parent-style-name="Lijstalinea" style:list-style-name="LFO1" style:family="paragraph"/>
    <style:style style:name="P70" style:parent-style-name="Lijstalinea" style:list-style-name="LFO1" style:family="paragraph"/>
    <style:style style:name="P71" style:parent-style-name="Lijstalinea" style:list-style-name="LFO1" style:family="paragraph"/>
    <style:style style:name="P72" style:parent-style-name="Lijstalinea" style:list-style-name="LFO1" style:family="paragraph"/>
    <style:style style:name="P73" style:parent-style-name="Lijstalinea" style:list-style-name="LFO1" style:family="paragraph"/>
    <style:style style:name="P74" style:parent-style-name="Standaard" style:family="paragraph">
      <style:text-properties fo:font-size="16pt" style:font-size-asian="16pt" style:font-size-complex="16pt"/>
    </style:style>
    <style:style style:name="P75" style:parent-style-name="Lijstalinea" style:list-style-name="LFO15" style:family="paragraph">
      <style:paragraph-properties style:vertical-align="auto" fo:line-height="107%"/>
      <style:text-properties fo:hyphenate="true"/>
    </style:style>
    <style:style style:name="P76" style:parent-style-name="Lijstalinea" style:list-style-name="LFO15" style:family="paragraph">
      <style:paragraph-properties style:vertical-align="auto" fo:line-height="107%"/>
      <style:text-properties fo:hyphenate="true"/>
    </style:style>
    <style:style style:name="P77" style:parent-style-name="Lijstalinea" style:list-style-name="LFO15" style:family="paragraph">
      <style:paragraph-properties style:vertical-align="auto" fo:line-height="107%"/>
      <style:text-properties fo:hyphenate="true"/>
    </style:style>
    <style:style style:name="P78" style:parent-style-name="Lijstalinea" style:list-style-name="LFO15" style:family="paragraph">
      <style:paragraph-properties style:vertical-align="auto" fo:line-height="107%"/>
      <style:text-properties fo:hyphenate="true"/>
    </style:style>
    <style:style style:name="P79" style:parent-style-name="Lijstalinea" style:list-style-name="LFO15" style:family="paragraph">
      <style:paragraph-properties style:vertical-align="auto" fo:line-height="107%"/>
      <style:text-properties fo:hyphenate="true"/>
    </style:style>
    <style:style style:name="P80" style:parent-style-name="Lijstalinea" style:list-style-name="LFO15" style:family="paragraph">
      <style:paragraph-properties style:vertical-align="auto" fo:line-height="107%"/>
      <style:text-properties fo:hyphenate="true"/>
    </style:style>
    <style:style style:name="P81" style:parent-style-name="Lijstalinea" style:list-style-name="LFO15" style:family="paragraph">
      <style:paragraph-properties style:vertical-align="auto" fo:line-height="107%"/>
      <style:text-properties fo:hyphenate="true"/>
    </style:style>
    <style:style style:name="P82" style:parent-style-name="Lijstalinea" style:list-style-name="LFO15" style:family="paragraph">
      <style:paragraph-properties style:vertical-align="auto" fo:line-height="107%"/>
      <style:text-properties fo:hyphenate="true"/>
    </style:style>
    <style:style style:name="P83" style:parent-style-name="Lijstalinea" style:list-style-name="LFO15" style:family="paragraph">
      <style:paragraph-properties style:vertical-align="auto" fo:line-height="107%"/>
      <style:text-properties fo:hyphenate="true"/>
    </style:style>
    <style:style style:name="P84" style:parent-style-name="Standaard" style:family="paragraph">
      <style:text-properties fo:font-size="16pt" style:font-size-asian="16pt" style:font-size-complex="16pt"/>
    </style:style>
    <style:style style:name="P85" style:parent-style-name="Lijstalinea" style:list-style-name="LFO2" style:family="paragraph"/>
    <style:style style:name="T86" style:parent-style-name="Standaardalinea-lettertype" style:family="text">
      <style:text-properties fo:color="#00B050"/>
    </style:style>
    <style:style style:name="P87" style:parent-style-name="Lijstalinea" style:list-style-name="LFO2" style:family="paragraph">
      <style:text-properties fo:color="#00B050"/>
    </style:style>
    <style:style style:name="P88" style:parent-style-name="Lijstalinea" style:list-style-name="LFO2" style:family="paragraph">
      <style:text-properties fo:color="#00B050"/>
    </style:style>
    <style:style style:name="P89" style:parent-style-name="Lijstalinea" style:list-style-name="LFO2" style:family="paragraph">
      <style:text-properties fo:color="#00B050"/>
    </style:style>
    <style:style style:name="P90" style:parent-style-name="Lijstalinea" style:list-style-name="LFO2" style:family="paragraph">
      <style:text-properties fo:color="#00B050"/>
    </style:style>
    <style:style style:name="P91" style:parent-style-name="Lijstalinea" style:list-style-name="LFO2" style:family="paragraph">
      <style:text-properties fo:color="#00B050"/>
    </style:style>
    <style:style style:name="P92" style:parent-style-name="Lijstalinea" style:list-style-name="LFO2" style:family="paragraph">
      <style:text-properties fo:color="#00B050"/>
    </style:style>
    <style:style style:name="P93" style:parent-style-name="Lijstalinea" style:list-style-name="LFO2" style:family="paragraph">
      <style:text-properties fo:color="#00B050"/>
    </style:style>
    <style:style style:name="P94" style:parent-style-name="Lijstalinea" style:list-style-name="LFO2" style:family="paragraph">
      <style:text-properties fo:color="#00B050"/>
    </style:style>
    <style:style style:name="P95" style:parent-style-name="Lijstalinea" style:list-style-name="LFO2" style:family="paragraph">
      <style:text-properties fo:color="#00B050"/>
    </style:style>
    <style:style style:name="P96" style:parent-style-name="Lijstalinea" style:list-style-name="LFO2" style:family="paragraph">
      <style:text-properties fo:color="#00B050"/>
    </style:style>
    <style:style style:name="P97" style:parent-style-name="Lijstalinea" style:list-style-name="LFO2" style:family="paragraph">
      <style:text-properties fo:color="#00B050"/>
    </style:style>
    <style:style style:name="P98" style:parent-style-name="Lijstalinea" style:list-style-name="LFO2" style:family="paragraph">
      <style:text-properties fo:color="#00B050"/>
    </style:style>
    <style:style style:name="P99" style:parent-style-name="Lijstalinea" style:list-style-name="LFO2" style:family="paragraph">
      <style:text-properties fo:color="#00B050"/>
    </style:style>
    <style:style style:name="P100" style:parent-style-name="Lijstalinea" style:list-style-name="LFO2" style:family="paragraph">
      <style:text-properties fo:color="#00B050"/>
    </style:style>
    <style:style style:name="P101" style:parent-style-name="Lijstalinea" style:list-style-name="LFO2" style:family="paragraph">
      <style:text-properties fo:color="#00B050"/>
    </style:style>
    <style:style style:name="P102" style:parent-style-name="Lijstalinea" style:list-style-name="LFO2" style:family="paragraph">
      <style:text-properties fo:color="#00B050"/>
    </style:style>
    <style:style style:name="P103" style:parent-style-name="Lijstalinea" style:list-style-name="LFO2" style:family="paragraph">
      <style:text-properties fo:color="#00B050"/>
    </style:style>
    <style:style style:name="P104" style:parent-style-name="Lijstalinea" style:list-style-name="LFO2" style:family="paragraph">
      <style:text-properties fo:color="#00B050"/>
    </style:style>
    <style:style style:name="P105" style:parent-style-name="Lijstalinea" style:list-style-name="LFO2" style:family="paragraph">
      <style:text-properties fo:color="#00B050"/>
    </style:style>
    <style:style style:name="P106" style:parent-style-name="Lijstalinea" style:list-style-name="LFO2" style:family="paragraph">
      <style:text-properties fo:color="#00B050"/>
    </style:style>
    <style:style style:name="P107" style:parent-style-name="Lijstalinea" style:list-style-name="LFO2" style:family="paragraph">
      <style:text-properties fo:color="#00B050"/>
    </style:style>
    <style:style style:name="P108" style:parent-style-name="Lijstalinea" style:list-style-name="LFO2" style:family="paragraph">
      <style:text-properties fo:color="#00B050"/>
    </style:style>
    <style:style style:name="P109" style:parent-style-name="Lijstalinea" style:list-style-name="LFO2" style:family="paragraph">
      <style:text-properties fo:color="#00B050"/>
    </style:style>
    <style:style style:name="P110" style:parent-style-name="Lijstalinea" style:list-style-name="LFO2" style:family="paragraph">
      <style:text-properties fo:color="#00B050"/>
    </style:style>
    <style:style style:name="P111" style:parent-style-name="Lijstalinea" style:list-style-name="LFO2" style:family="paragraph">
      <style:text-properties fo:color="#00B050"/>
    </style:style>
    <style:style style:name="P112" style:parent-style-name="Lijstalinea" style:list-style-name="LFO2" style:family="paragraph">
      <style:text-properties fo:color="#00B050"/>
    </style:style>
    <style:style style:name="P113" style:parent-style-name="Lijstalinea" style:list-style-name="LFO2" style:family="paragraph">
      <style:text-properties fo:color="#00B050"/>
    </style:style>
    <style:style style:name="P114" style:parent-style-name="Lijstalinea" style:list-style-name="LFO2" style:family="paragraph">
      <style:text-properties fo:color="#00B050"/>
    </style:style>
    <style:style style:name="P115" style:parent-style-name="Lijstalinea" style:list-style-name="LFO2" style:family="paragraph"/>
    <style:style style:name="T116" style:parent-style-name="Standaardalinea-lettertype" style:family="text">
      <style:text-properties fo:color="#00B050"/>
    </style:style>
    <style:style style:name="P117" style:parent-style-name="Lijstalinea" style:list-style-name="LFO2" style:family="paragraph">
      <style:text-properties fo:color="#00B050"/>
    </style:style>
    <style:style style:name="P118" style:parent-style-name="Lijstalinea" style:list-style-name="LFO2" style:family="paragraph">
      <style:text-properties fo:color="#00B050"/>
    </style:style>
    <style:style style:name="P119" style:parent-style-name="Lijstalinea" style:list-style-name="LFO2" style:family="paragraph">
      <style:text-properties fo:color="#00B050"/>
    </style:style>
    <style:style style:name="P120" style:parent-style-name="Lijstalinea" style:list-style-name="LFO2" style:family="paragraph">
      <style:text-properties fo:color="#00B050"/>
    </style:style>
    <style:style style:name="P121" style:parent-style-name="Lijstalinea" style:list-style-name="LFO2" style:family="paragraph">
      <style:text-properties fo:color="#00B050"/>
    </style:style>
    <style:style style:name="P122" style:parent-style-name="Standaard" style:family="paragraph">
      <style:text-properties fo:font-size="16pt" style:font-size-asian="16pt" style:font-size-complex="16pt"/>
    </style:style>
    <style:style style:name="P123" style:parent-style-name="Standaard" style:family="paragraph">
      <style:text-properties fo:font-size="14pt" style:font-size-asian="14pt" style:font-size-complex="14pt"/>
    </style:style>
    <style:style style:name="P124" style:parent-style-name="Standaard" style:family="paragraph">
      <style:text-properties fo:font-size="16pt" style:font-size-asian="16pt" style:font-size-complex="16pt"/>
    </style:style>
    <style:style style:name="P125" style:parent-style-name="Standaard" style:family="paragraph">
      <style:text-properties fo:font-size="14pt" style:font-size-asian="14pt" style:font-size-complex="14pt"/>
    </style:style>
    <style:style style:name="P126" style:parent-style-name="Standaard" style:family="paragraph">
      <style:text-properties fo:font-size="14pt" style:font-size-asian="14pt" style:font-size-complex="14pt"/>
    </style:style>
    <style:style style:name="P127" style:parent-style-name="Lijstalinea" style:list-style-name="LFO3" style:family="paragraph"/>
    <style:style style:name="P128" style:parent-style-name="Lijstalinea" style:list-style-name="LFO3" style:family="paragraph"/>
    <style:style style:name="P129" style:parent-style-name="Lijstalinea" style:list-style-name="LFO3" style:family="paragraph"/>
    <style:style style:name="P130" style:parent-style-name="Lijstalinea" style:list-style-name="LFO3" style:family="paragraph"/>
    <style:style style:name="P131" style:parent-style-name="Lijstalinea" style:list-style-name="LFO3" style:family="paragraph"/>
    <style:style style:name="P132" style:parent-style-name="Lijstalinea" style:list-style-name="LFO3" style:family="paragraph"/>
    <style:style style:name="P133" style:parent-style-name="Lijstalinea" style:list-style-name="LFO4" style:family="paragraph"/>
    <style:style style:name="P134" style:parent-style-name="Lijstalinea" style:list-style-name="LFO4" style:family="paragraph"/>
    <style:style style:name="P135" style:parent-style-name="Lijstalinea" style:list-style-name="LFO4" style:family="paragraph"/>
    <style:style style:name="P136" style:parent-style-name="Lijstalinea" style:list-style-name="LFO4" style:family="paragraph"/>
    <style:style style:name="P137" style:parent-style-name="Lijstalinea" style:list-style-name="LFO4" style:family="paragraph"/>
    <style:style style:name="P138" style:parent-style-name="Lijstalinea" style:list-style-name="LFO5" style:family="paragraph"/>
    <style:style style:name="P139" style:parent-style-name="Lijstalinea" style:list-style-name="LFO5" style:family="paragraph"/>
    <style:style style:name="P140" style:parent-style-name="Lijstalinea" style:list-style-name="LFO5" style:family="paragraph"/>
    <style:style style:name="P141" style:parent-style-name="Lijstalinea" style:list-style-name="LFO5" style:family="paragraph"/>
    <style:style style:name="P142" style:parent-style-name="Standaard" style:family="paragraph">
      <style:text-properties fo:font-size="14pt" style:font-size-asian="14pt" style:font-size-complex="14pt"/>
    </style:style>
    <style:style style:name="P143" style:parent-style-name="Standaard" style:family="paragraph">
      <style:text-properties fo:font-size="14pt" style:font-size-asian="14pt" style:font-size-complex="14pt"/>
    </style:style>
    <style:style style:name="P144" style:parent-style-name="Standaard" style:family="paragraph">
      <style:text-properties fo:font-size="16pt" style:font-size-asian="16pt" style:font-size-complex="16pt"/>
    </style:style>
    <style:style style:name="P145" style:parent-style-name="Standaard" style:family="paragraph">
      <style:text-properties fo:font-size="14pt" style:font-size-asian="14pt" style:font-size-complex="14pt"/>
    </style:style>
    <style:style style:name="P146" style:parent-style-name="Lijstalinea" style:list-style-name="LFO6" style:family="paragraph"/>
    <style:style style:name="P147" style:parent-style-name="Lijstalinea" style:list-style-name="LFO6" style:family="paragraph"/>
    <style:style style:name="P148" style:parent-style-name="Lijstalinea" style:list-style-name="LFO6" style:family="paragraph"/>
    <style:style style:name="P149" style:parent-style-name="Lijstalinea" style:list-style-name="LFO6" style:family="paragraph"/>
    <style:style style:name="P150" style:parent-style-name="Lijstalinea" style:list-style-name="LFO6" style:family="paragraph"/>
    <style:style style:name="P151" style:parent-style-name="Lijstalinea" style:list-style-name="LFO6" style:family="paragraph"/>
    <style:style style:name="P152" style:parent-style-name="Lijstalinea" style:list-style-name="LFO6" style:family="paragraph"/>
    <style:style style:name="P153" style:parent-style-name="Lijstalinea" style:list-style-name="LFO6" style:family="paragraph"/>
    <style:style style:name="P154" style:parent-style-name="Lijstalinea" style:list-style-name="LFO6" style:family="paragraph"/>
    <style:style style:name="P155" style:parent-style-name="Lijstalinea" style:list-style-name="LFO6" style:family="paragraph"/>
    <style:style style:name="P156" style:parent-style-name="Standaard" style:family="paragraph">
      <style:text-properties fo:font-weight="bold" style:font-weight-asian="bold" fo:font-size="12pt" style:font-size-asian="12pt" style:font-size-complex="12pt"/>
    </style:style>
    <style:style style:name="P157" style:parent-style-name="Standaard" style:family="paragraph">
      <style:text-properties fo:font-weight="bold" style:font-weight-asian="bold" fo:font-size="12pt" style:font-size-asian="12pt" style:font-size-complex="12pt"/>
    </style:style>
    <style:style style:name="P158" style:parent-style-name="Standaard" style:family="paragraph">
      <style:text-properties fo:font-weight="bold" style:font-weight-asian="bold" fo:font-size="12pt" style:font-size-asian="12pt" style:font-size-complex="12pt" fo:language="en" fo:country="US"/>
    </style:style>
    <style:style style:name="T159" style:parent-style-name="Standaardalinea-lettertype" style:family="text">
      <style:text-properties fo:language="en" fo:country="US"/>
    </style:style>
    <style:style style:name="P160" style:parent-style-name="Standaard" style:family="paragraph">
      <style:text-properties fo:font-weight="bold" style:font-weight-asian="bold" fo:font-size="12pt" style:font-size-asian="12pt" style:font-size-complex="12pt"/>
    </style:style>
    <style:style style:name="P161" style:parent-style-name="Standaard" style:family="paragraph">
      <style:text-properties fo:font-weight="bold" style:font-weight-asian="bold" fo:font-size="12pt" style:font-size-asian="12pt" style:font-size-complex="12pt"/>
    </style:style>
    <style:style style:name="P162" style:parent-style-name="Standaard" style:family="paragraph">
      <style:text-properties fo:font-weight="bold" style:font-weight-asian="bold" fo:font-size="12pt" style:font-size-asian="12pt" style:font-size-complex="12pt"/>
    </style:style>
    <style:style style:name="P163" style:parent-style-name="Standaard" style:family="paragraph">
      <style:text-properties fo:font-weight="bold" style:font-weight-asian="bold" fo:font-size="12pt" style:font-size-asian="12pt" style:font-size-complex="12pt"/>
    </style:style>
    <style:style style:name="P164" style:parent-style-name="Standaard" style:family="paragraph">
      <style:text-properties fo:font-weight="bold" style:font-weight-asian="bold" fo:font-size="12pt" style:font-size-asian="12pt" style:font-size-complex="12pt"/>
    </style:style>
    <style:style style:name="P165" style:parent-style-name="Standaard" style:family="paragraph">
      <style:text-properties fo:font-weight="bold" style:font-weight-asian="bold" fo:font-size="12pt" style:font-size-asian="12pt" style:font-size-complex="12pt"/>
    </style:style>
    <style:style style:name="P166" style:parent-style-name="Standaard" style:family="paragraph">
      <style:text-properties fo:font-weight="bold" style:font-weight-asian="bold" fo:font-size="12pt" style:font-size-asian="12pt" style:font-size-complex="12pt"/>
    </style:style>
    <style:style style:name="P167" style:parent-style-name="Standaard" style:family="paragraph">
      <style:text-properties fo:font-size="14pt" style:font-size-asian="14pt" style:font-size-complex="14pt"/>
    </style:style>
    <style:style style:name="P168" style:parent-style-name="Standaard" style:family="paragraph">
      <style:text-properties fo:language="en" fo:country="US"/>
    </style:style>
    <style:style style:name="P169" style:parent-style-name="Standaard" style:family="paragraph">
      <style:text-properties fo:language="en" fo:country="US"/>
    </style:style>
    <style:style style:name="P170" style:parent-style-name="Standaard" style:family="paragraph">
      <style:text-properties fo:language="en" fo:country="US"/>
    </style:style>
    <style:style style:name="T171" style:parent-style-name="Standaardalinea-lettertype" style:family="text">
      <style:text-properties fo:color="#FF0000"/>
    </style:style>
    <style:style style:name="T172" style:parent-style-name="Standaardalinea-lettertype" style:family="text">
      <style:text-properties fo:language="en" fo:country="US"/>
    </style:style>
    <style:style style:name="T173" style:parent-style-name="Standaardalinea-lettertype" style:family="text">
      <style:text-properties fo:language="en" fo:country="US"/>
    </style:style>
    <style:style style:name="T174" style:parent-style-name="Standaardalinea-lettertype" style:family="text">
      <style:text-properties fo:language="en" fo:country="US"/>
    </style:style>
    <style:style style:name="T175" style:parent-style-name="Standaardalinea-lettertype" style:family="text">
      <style:text-properties fo:color="#FF0000" fo:language="en" fo:country="US"/>
    </style:style>
    <style:style style:name="T176" style:parent-style-name="Standaardalinea-lettertype" style:family="text">
      <style:text-properties fo:language="en" fo:country="US"/>
    </style:style>
    <style:style style:name="T177" style:parent-style-name="Standaardalinea-lettertype" style:family="text">
      <style:text-properties fo:language="en" fo:country="US"/>
    </style:style>
    <style:style style:name="T178" style:parent-style-name="Standaardalinea-lettertype" style:family="text">
      <style:text-properties fo:color="#FF0000" fo:language="en" fo:country="US"/>
    </style:style>
    <style:style style:name="T179" style:parent-style-name="Standaardalinea-lettertype" style:family="text">
      <style:text-properties fo:language="en" fo:country="US"/>
    </style:style>
    <style:style style:name="T180" style:parent-style-name="Standaardalinea-lettertype" style:family="text">
      <style:text-properties fo:language="en" fo:country="US"/>
    </style:style>
    <style:style style:name="T181" style:parent-style-name="Standaardalinea-lettertype" style:family="text">
      <style:text-properties fo:color="#00B050" fo:language="en" fo:country="US"/>
    </style:style>
    <style:style style:name="T182" style:parent-style-name="Standaardalinea-lettertype" style:family="text">
      <style:text-properties fo:language="en" fo:country="US"/>
    </style:style>
    <style:style style:name="T183" style:parent-style-name="Standaardalinea-lettertype" style:family="text">
      <style:text-properties fo:language="en" fo:country="US"/>
    </style:style>
    <style:style style:name="T184" style:parent-style-name="Standaardalinea-lettertype" style:family="text">
      <style:text-properties fo:color="#FF0000" fo:language="en" fo:country="US"/>
    </style:style>
    <style:style style:name="T185" style:parent-style-name="Standaardalinea-lettertype" style:family="text">
      <style:text-properties fo:language="en" fo:country="US"/>
    </style:style>
    <style:style style:name="T186" style:parent-style-name="Standaardalinea-lettertype" style:family="text">
      <style:text-properties fo:language="en" fo:country="US"/>
    </style:style>
    <style:style style:name="T187" style:parent-style-name="Standaardalinea-lettertype" style:family="text">
      <style:text-properties fo:language="en" fo:country="US"/>
    </style:style>
    <style:style style:name="T188" style:parent-style-name="Standaardalinea-lettertype" style:family="text">
      <style:text-properties fo:language="en" fo:country="US"/>
    </style:style>
    <style:style style:name="T189" style:parent-style-name="Standaardalinea-lettertype" style:family="text">
      <style:text-properties fo:language="en" fo:country="US"/>
    </style:style>
    <style:style style:name="T190" style:parent-style-name="Standaardalinea-lettertype" style:family="text">
      <style:text-properties fo:language="en" fo:country="US"/>
    </style:style>
    <style:style style:name="T191" style:parent-style-name="Standaardalinea-lettertype" style:family="text">
      <style:text-properties fo:language="en" fo:country="US"/>
    </style:style>
    <style:style style:name="T192" style:parent-style-name="Standaardalinea-lettertype" style:family="text">
      <style:text-properties fo:color="#FF0000" fo:language="en" fo:country="US"/>
    </style:style>
    <style:style style:name="T193" style:parent-style-name="Standaardalinea-lettertype" style:family="text">
      <style:text-properties fo:language="en" fo:country="US"/>
    </style:style>
    <style:style style:name="T194" style:parent-style-name="Standaardalinea-lettertype" style:family="text">
      <style:text-properties fo:language="en" fo:country="US"/>
    </style:style>
    <style:style style:name="T195" style:parent-style-name="Standaardalinea-lettertype" style:family="text">
      <style:text-properties fo:language="en" fo:country="US"/>
    </style:style>
    <style:style style:name="T196" style:parent-style-name="Standaardalinea-lettertype" style:family="text">
      <style:text-properties fo:language="en" fo:country="US"/>
    </style:style>
    <style:style style:name="T197" style:parent-style-name="Standaardalinea-lettertype" style:family="text">
      <style:text-properties fo:language="en" fo:country="US"/>
    </style:style>
    <style:style style:name="T198" style:parent-style-name="Standaardalinea-lettertype" style:family="text">
      <style:text-properties fo:language="en" fo:country="US"/>
    </style:style>
    <style:style style:name="T199" style:parent-style-name="Standaardalinea-lettertype" style:family="text">
      <style:text-properties fo:language="en" fo:country="US"/>
    </style:style>
    <style:style style:name="T200" style:parent-style-name="Standaardalinea-lettertype" style:family="text">
      <style:text-properties fo:color="#00B050" fo:language="en" fo:country="US"/>
    </style:style>
    <style:style style:name="P201" style:parent-style-name="Lijstalinea" style:list-style-name="LFO7" style:family="paragraph"/>
    <style:style style:name="P202" style:parent-style-name="Lijstalinea" style:list-style-name="LFO7" style:family="paragraph"/>
    <style:style style:name="P203" style:parent-style-name="Standaard" style:family="paragraph">
      <style:text-properties fo:font-size="14pt" style:font-size-asian="14pt" style:font-size-complex="14pt"/>
    </style:style>
    <style:style style:name="P204" style:parent-style-name="Standaard" style:family="paragraph">
      <style:text-properties fo:font-size="16pt" style:font-size-asian="16pt" style:font-size-complex="16pt"/>
    </style:style>
    <style:style style:name="P205" style:parent-style-name="Standaard" style:family="paragraph">
      <style:text-properties fo:font-size="14pt" style:font-size-asian="14pt" style:font-size-complex="14pt"/>
    </style:style>
    <style:style style:name="P206" style:parent-style-name="Standaard" style:family="paragraph">
      <style:text-properties fo:font-weight="bold" style:font-weight-asian="bold" fo:font-size="12pt" style:font-size-asian="12pt" style:font-size-complex="12pt"/>
    </style:style>
    <style:style style:name="P207" style:parent-style-name="Lijstalinea" style:list-style-name="LFO8" style:family="paragraph"/>
    <style:style style:name="P208" style:parent-style-name="Lijstalinea" style:list-style-name="LFO8" style:family="paragraph"/>
    <style:style style:name="P209" style:parent-style-name="Lijstalinea" style:list-style-name="LFO8" style:family="paragraph"/>
    <style:style style:name="P210" style:parent-style-name="Lijstalinea" style:list-style-name="LFO8" style:family="paragraph"/>
    <style:style style:name="P211" style:parent-style-name="Lijstalinea" style:list-style-name="LFO8" style:family="paragraph"/>
    <style:style style:name="P212" style:parent-style-name="Lijstalinea" style:list-style-name="LFO8" style:family="paragraph"/>
    <style:style style:name="P213" style:parent-style-name="Standaard" style:family="paragraph">
      <style:text-properties fo:font-weight="bold" style:font-weight-asian="bold" fo:font-style="italic" style:font-style-asian="italic"/>
    </style:style>
    <style:style style:name="T214" style:parent-style-name="Standaardalinea-lettertype" style:family="text">
      <style:text-properties fo:language="en" fo:country="US"/>
    </style:style>
    <style:style style:name="T215" style:parent-style-name="Standaardalinea-lettertype" style:family="text">
      <style:text-properties fo:language="en" fo:country="US"/>
    </style:style>
    <style:style style:name="P216" style:parent-style-name="Standaard" style:family="paragraph">
      <style:text-properties fo:font-weight="bold" style:font-weight-asian="bold" fo:font-style="italic" style:font-style-asian="italic"/>
    </style:style>
    <style:style style:name="T217" style:parent-style-name="Standaardalinea-lettertype" style:family="text">
      <style:text-properties fo:language="en" fo:country="US"/>
    </style:style>
    <style:style style:name="T218" style:parent-style-name="Standaardalinea-lettertype" style:family="text">
      <style:text-properties fo:language="en" fo:country="US"/>
    </style:style>
    <style:style style:name="P219" style:parent-style-name="Standaard" style:family="paragraph">
      <style:text-properties fo:font-weight="bold" style:font-weight-asian="bold" fo:font-style="italic" style:font-style-asian="italic"/>
    </style:style>
    <style:style style:name="P220" style:parent-style-name="Standaard" style:family="paragraph">
      <style:text-properties fo:font-weight="bold" style:font-weight-asian="bold" fo:font-style="italic" style:font-style-asian="italic"/>
    </style:style>
    <style:style style:name="P221" style:parent-style-name="Standaard" style:family="paragraph">
      <style:text-properties fo:font-weight="bold" style:font-weight-asian="bold" fo:font-style="italic" style:font-style-asian="italic"/>
    </style:style>
    <style:style style:name="T222" style:parent-style-name="Standaardalinea-lettertype" style:family="text">
      <style:text-properties fo:language="en" fo:country="US"/>
    </style:style>
    <style:style style:name="T223" style:parent-style-name="Standaardalinea-lettertype" style:family="text">
      <style:text-properties fo:language="en" fo:country="US"/>
    </style:style>
    <style:style style:name="P224" style:parent-style-name="Standaard" style:family="paragraph">
      <style:text-properties fo:font-weight="bold" style:font-weight-asian="bold" fo:font-style="italic" style:font-style-asian="italic"/>
    </style:style>
    <style:style style:name="T225" style:parent-style-name="Standaardalinea-lettertype" style:family="text">
      <style:text-properties fo:language="en" fo:country="US"/>
    </style:style>
    <style:style style:name="T226" style:parent-style-name="Standaardalinea-lettertype" style:family="text">
      <style:text-properties fo:language="en" fo:country="US"/>
    </style:style>
    <style:style style:name="P227" style:parent-style-name="Standaard" style:family="paragraph">
      <style:text-properties fo:font-size="14pt" style:font-size-asian="14pt" style:font-size-complex="14pt"/>
    </style:style>
    <style:style style:name="P228" style:parent-style-name="Standaard" style:family="paragraph">
      <style:text-properties fo:font-size="14pt" style:font-size-asian="14pt" style:font-size-complex="14pt"/>
    </style:style>
    <style:style style:name="P229" style:parent-style-name="Standaard" style:family="paragraph">
      <style:text-properties fo:font-size="14pt" style:font-size-asian="14pt" style:font-size-complex="14pt"/>
    </style:style>
    <style:style style:name="P230" style:parent-style-name="Standaard" style:family="paragraph">
      <style:text-properties fo:font-size="16pt" style:font-size-asian="16pt" style:font-size-complex="16pt"/>
    </style:style>
    <style:style style:name="P231" style:parent-style-name="Standaard" style:family="paragraph">
      <style:text-properties fo:font-size="14pt" style:font-size-asian="14pt" style:font-size-complex="14pt"/>
    </style:style>
    <style:style style:name="P232" style:parent-style-name="Standaard" style:family="paragraph">
      <style:text-properties fo:font-size="14pt" style:font-size-asian="14pt" style:font-size-complex="14pt"/>
    </style:style>
    <style:style style:name="P233" style:parent-style-name="Standaard" style:family="paragraph">
      <style:text-properties fo:font-size="14pt" style:font-size-asian="14pt" style:font-size-complex="14pt"/>
    </style:style>
    <style:style style:name="P234" style:parent-style-name="Standaard" style:family="paragraph">
      <style:text-properties fo:font-size="14pt" style:font-size-asian="14pt" style:font-size-complex="14pt"/>
    </style:style>
    <style:style style:name="P235" style:parent-style-name="Standaard" style:family="paragraph">
      <style:text-properties fo:font-size="16pt" style:font-size-asian="16pt" style:font-size-complex="16pt"/>
    </style:style>
    <style:style style:name="P236" style:parent-style-name="Standaard" style:family="paragraph">
      <style:text-properties fo:font-size="14pt" style:font-size-asian="14pt" style:font-size-complex="14pt"/>
    </style:style>
    <style:style style:name="P237" style:parent-style-name="Standaard" style:family="paragraph">
      <style:text-properties fo:font-size="16pt" style:font-size-asian="16pt" style:font-size-complex="16pt"/>
    </style:style>
    <style:style style:name="P238" style:parent-style-name="Lijstalinea" style:list-style-name="LFO9" style:family="paragraph"/>
    <style:style style:name="P239" style:parent-style-name="Lijstalinea" style:list-style-name="LFO9" style:family="paragraph"/>
    <style:style style:name="P240" style:parent-style-name="Lijstalinea" style:list-style-name="LFO9" style:family="paragraph"/>
    <style:style style:name="P241" style:parent-style-name="Lijstalinea" style:list-style-name="LFO9" style:family="paragraph"/>
    <style:style style:name="P242" style:parent-style-name="Lijstalinea" style:list-style-name="LFO9" style:family="paragraph"/>
    <style:style style:name="P243" style:parent-style-name="Lijstalinea" style:list-style-name="LFO9" style:family="paragraph"/>
    <style:style style:name="P244" style:parent-style-name="Lijstalinea" style:list-style-name="LFO9" style:family="paragraph"/>
    <style:style style:name="P245" style:parent-style-name="Lijstalinea" style:list-style-name="LFO9" style:family="paragraph"/>
    <style:style style:name="P246" style:parent-style-name="Lijstalinea" style:list-style-name="LFO9" style:family="paragraph"/>
    <style:style style:name="P247" style:parent-style-name="Lijstalinea" style:list-style-name="LFO9" style:family="paragraph"/>
    <style:style style:name="P248" style:parent-style-name="Lijstalinea" style:list-style-name="LFO9" style:family="paragraph"/>
    <style:style style:name="P249" style:parent-style-name="Lijstalinea" style:list-style-name="LFO9" style:family="paragraph"/>
    <style:style style:name="P250" style:parent-style-name="Standaard" style:family="paragraph">
      <style:text-properties fo:font-size="14pt" style:font-size-asian="14pt" style:font-size-complex="14pt"/>
    </style:style>
    <style:style style:name="P251" style:parent-style-name="Standaard" style:family="paragraph">
      <style:text-properties fo:font-size="14pt" style:font-size-asian="14pt" style:font-size-complex="14pt"/>
    </style:style>
    <style:style style:name="P252" style:parent-style-name="Standaard" style:family="paragraph">
      <style:text-properties fo:font-size="14pt" style:font-size-asian="14pt" style:font-size-complex="14pt"/>
    </style:style>
    <style:style style:name="P253" style:parent-style-name="Standaard" style:family="paragraph">
      <style:text-properties fo:font-size="14pt" style:font-size-asian="14pt" style:font-size-complex="14pt"/>
    </style:style>
    <style:style style:name="P254" style:parent-style-name="Standaard" style:family="paragraph">
      <style:text-properties fo:font-size="14pt" style:font-size-asian="14pt" style:font-size-complex="14pt"/>
    </style:style>
    <style:style style:name="P255" style:parent-style-name="Standaard" style:family="paragraph">
      <style:text-properties fo:font-size="14pt" style:font-size-asian="14pt" style:font-size-complex="14pt"/>
    </style:style>
    <style:style style:name="P256" style:parent-style-name="Standaard" style:family="paragraph">
      <style:text-properties fo:font-size="14pt" style:font-size-asian="14pt" style:font-size-complex="14pt"/>
    </style:style>
    <style:style style:name="T257" style:parent-style-name="Standaardalinea-lettertype" style:family="text">
      <style:text-properties style:font-name-complex="Arial" fo:color="#252525" fo:background-color="#FFFFFF"/>
    </style:style>
    <style:style style:name="T258" style:parent-style-name="Hyperlink" style:family="text">
      <style:text-properties style:font-name-complex="Arial" fo:background-color="#FFFFFF"/>
    </style:style>
    <style:style style:name="T259" style:parent-style-name="Standaardalinea-lettertype" style:family="text">
      <style:text-properties style:font-name-complex="Arial" fo:color="#252525" fo:background-color="#FFFFFF"/>
    </style:style>
    <style:style style:name="P260" style:parent-style-name="Standaard" style:family="paragraph">
      <style:text-properties style:font-name-complex="Arial" fo:color="#252525" fo:background-color="#FFFFFF"/>
    </style:style>
    <style:style style:name="P261" style:parent-style-name="Standaard" style:family="paragraph">
      <style:text-properties style:font-name-complex="Arial" fo:color="#252525" fo:background-color="#FFFFFF"/>
    </style:style>
    <style:style style:name="P262" style:parent-style-name="Standaard" style:family="paragraph">
      <style:text-properties style:font-name-complex="Arial" fo:color="#252525" fo:font-size="14pt" style:font-size-asian="14pt" style:font-size-complex="14pt" fo:background-color="#FFFFFF"/>
    </style:style>
    <style:style style:name="T263" style:parent-style-name="Standaardalinea-lettertype" style:family="text">
      <style:text-properties style:font-name-complex="Arial" fo:color="#252525" fo:background-color="#FFFFFF"/>
    </style:style>
    <style:style style:name="T264" style:parent-style-name="Hyperlink" style:family="text">
      <style:text-properties style:font-name-complex="Arial" fo:background-color="#FFFFFF"/>
    </style:style>
    <style:style style:name="T265" style:parent-style-name="Standaardalinea-lettertype" style:family="text">
      <style:text-properties style:font-name-complex="Arial" fo:color="#252525" fo:background-color="#FFFFFF"/>
    </style:style>
    <style:style style:name="P266" style:parent-style-name="Standaard" style:family="paragraph">
      <style:text-properties style:font-name-complex="Arial" fo:color="#252525" fo:background-color="#FFFFFF"/>
    </style:style>
    <style:style style:name="P267" style:parent-style-name="Standaard" style:family="paragraph">
      <style:text-properties style:font-name-complex="Arial" fo:color="#252525" fo:background-color="#FFFFFF"/>
    </style:style>
    <style:style style:name="P268" style:parent-style-name="Standaard" style:family="paragraph">
      <style:text-properties style:font-name-complex="Arial" fo:color="#252525" fo:font-size="14pt" style:font-size-asian="14pt" style:font-size-complex="14pt" fo:background-color="#FFFFFF"/>
    </style:style>
    <style:style style:name="T269" style:parent-style-name="Standaardalinea-lettertype" style:family="text">
      <style:text-properties style:font-name-complex="Arial" fo:color="#252525" fo:background-color="#FFFFFF"/>
    </style:style>
    <style:style style:name="T270" style:parent-style-name="Hyperlink" style:family="text">
      <style:text-properties style:font-name-complex="Arial" fo:background-color="#FFFFFF"/>
    </style:style>
    <style:style style:name="T271" style:parent-style-name="Standaardalinea-lettertype" style:family="text">
      <style:text-properties style:font-name-complex="Arial" fo:color="#252525" fo:background-color="#FFFFFF"/>
    </style:style>
    <style:style style:name="P272" style:parent-style-name="Standaard" style:family="paragraph">
      <style:text-properties style:font-name-complex="Arial" fo:color="#252525" fo:background-color="#FFFFFF"/>
    </style:style>
    <style:style style:name="P273" style:parent-style-name="Standaard" style:family="paragraph">
      <style:text-properties style:font-name-complex="Arial" fo:color="#252525" fo:background-color="#FFFFFF"/>
    </style:style>
    <style:style style:name="P274" style:parent-style-name="Standaard" style:family="paragraph">
      <style:text-properties style:font-name-complex="Arial" fo:color="#252525" fo:font-size="14pt" style:font-size-asian="14pt" style:font-size-complex="14pt" fo:background-color="#FFFFFF"/>
    </style:style>
    <style:style style:name="T275" style:parent-style-name="Standaardalinea-lettertype" style:family="text">
      <style:text-properties style:font-name-complex="Arial" fo:color="#252525" fo:background-color="#FFFFFF"/>
    </style:style>
    <style:style style:name="T276" style:parent-style-name="Hyperlink" style:family="text">
      <style:text-properties style:font-name-complex="Arial" fo:background-color="#FFFFFF"/>
    </style:style>
    <style:style style:name="T277" style:parent-style-name="Standaardalinea-lettertype" style:family="text">
      <style:text-properties style:font-name-complex="Arial" fo:color="#252525" fo:background-color="#FFFFFF"/>
    </style:style>
    <style:style style:name="P278" style:parent-style-name="Standaard" style:family="paragraph">
      <style:text-properties style:font-name-complex="Arial" fo:color="#252525" fo:background-color="#FFFFFF"/>
    </style:style>
    <style:style style:name="P279" style:parent-style-name="Standaard" style:family="paragraph">
      <style:text-properties style:font-name-complex="Arial" fo:color="#252525" fo:font-size="14pt" style:font-size-asian="14pt" style:font-size-complex="14pt" fo:background-color="#FFFFFF"/>
    </style:style>
    <style:style style:name="T280" style:parent-style-name="Standaardalinea-lettertype" style:family="text">
      <style:text-properties style:font-name-complex="Arial" fo:color="#252525" fo:background-color="#FFFFFF"/>
    </style:style>
    <style:style style:name="T281" style:parent-style-name="Hyperlink" style:family="text">
      <style:text-properties style:font-name-complex="Arial" fo:background-color="#FFFFFF"/>
    </style:style>
    <style:style style:name="T282" style:parent-style-name="Standaardalinea-lettertype" style:family="text">
      <style:text-properties style:font-name-complex="Arial" fo:color="#252525" fo:background-color="#FFFFFF"/>
    </style:style>
    <style:style style:name="P283" style:parent-style-name="Standaard" style:family="paragraph">
      <style:text-properties style:font-name-complex="Arial" fo:color="#252525" fo:background-color="#FFFFFF"/>
    </style:style>
    <style:style style:name="P284" style:parent-style-name="Standaard" style:family="paragraph">
      <style:text-properties style:font-name-complex="Arial" fo:color="#252525" fo:font-size="14pt" style:font-size-asian="14pt" style:font-size-complex="14pt" fo:background-color="#FFFFFF"/>
    </style:style>
    <style:style style:name="P285" style:parent-style-name="Standaard" style:family="paragraph">
      <style:text-properties fo:font-size="16pt" style:font-size-asian="16pt" style:font-size-complex="16pt"/>
    </style:style>
    <style:style style:name="P286" style:parent-style-name="Standaard" style:family="paragraph">
      <style:text-properties fo:font-size="14pt" style:font-size-asian="14pt" style:font-size-complex="14pt"/>
    </style:style>
    <style:style style:name="P287" style:parent-style-name="Standaard" style:family="paragraph">
      <style:text-properties fo:font-size="14pt" style:font-size-asian="14pt" style:font-size-complex="14pt"/>
    </style:style>
    <style:style style:name="P288" style:parent-style-name="Lijstalinea" style:list-style-name="LFO10" style:family="paragraph"/>
    <style:style style:name="P289" style:parent-style-name="Lijstalinea" style:list-style-name="LFO10" style:family="paragraph"/>
    <style:style style:name="P290" style:parent-style-name="Lijstalinea" style:list-style-name="LFO10" style:family="paragraph"/>
    <style:style style:name="P291" style:parent-style-name="Lijstalinea" style:list-style-name="LFO10" style:family="paragraph"/>
    <style:style style:name="P292" style:parent-style-name="Lijstalinea" style:list-style-name="LFO10" style:family="paragraph"/>
    <style:style style:name="P293" style:parent-style-name="Standaard" style:family="paragraph">
      <style:text-properties fo:font-size="16pt" style:font-size-asian="16pt" style:font-size-complex="16pt"/>
    </style:style>
    <style:style style:name="P294" style:parent-style-name="Lijstalinea" style:list-style-name="LFO11" style:family="paragraph"/>
    <style:style style:name="P295" style:parent-style-name="Lijstalinea" style:list-style-name="LFO11" style:family="paragraph"/>
    <style:style style:name="P296" style:parent-style-name="Lijstalinea" style:list-style-name="LFO11" style:family="paragraph"/>
    <style:style style:name="P297" style:parent-style-name="Lijstalinea" style:list-style-name="LFO11" style:family="paragraph"/>
    <style:style style:name="P298" style:parent-style-name="Standaard" style:family="paragraph">
      <style:text-properties fo:font-size="14pt" style:font-size-asian="14pt" style:font-size-complex="14pt"/>
    </style:style>
    <style:style style:name="T299" style:parent-style-name="Standaardalinea-lettertype" style:family="text">
      <style:text-properties style:text-position="super 63.6%"/>
    </style:style>
    <style:style style:name="T300" style:parent-style-name="Standaardalinea-lettertype" style:family="text">
      <style:text-properties style:text-position="super 63.6%"/>
    </style:style>
    <style:style style:name="P301" style:parent-style-name="Standaard" style:family="paragraph">
      <style:text-properties fo:font-size="16pt" style:font-size-asian="16pt" style:font-size-complex="16pt"/>
    </style:style>
    <style:style style:name="P302" style:parent-style-name="Lijstalinea" style:list-style-name="LFO12" style:family="paragraph"/>
    <style:style style:name="P303" style:parent-style-name="Lijstalinea" style:list-style-name="LFO12" style:family="paragraph"/>
    <style:style style:name="P304" style:parent-style-name="Lijstalinea" style:list-style-name="LFO12" style:family="paragraph"/>
    <style:style style:name="P305" style:parent-style-name="Lijstalinea" style:list-style-name="LFO13" style:family="paragraph"/>
    <style:style style:name="P306" style:parent-style-name="Lijstalinea" style:list-style-name="LFO13" style:family="paragraph"/>
    <style:style style:name="T307" style:parent-style-name="Standaardalinea-lettertype" style:family="text">
      <style:text-properties fo:font-size="16pt" style:font-size-asian="16pt" style:font-size-complex="16pt"/>
    </style:style>
    <style:style style:name="P308" style:parent-style-name="Standaard" style:family="paragraph">
      <style:text-properties fo:font-size="14pt" style:font-size-asian="14pt" style:font-size-complex="14pt"/>
    </style:style>
    <style:style style:name="P309" style:parent-style-name="Standaard" style:family="paragraph">
      <style:text-properties fo:font-size="14pt" style:font-size-asian="14pt" style:font-size-complex="14pt"/>
    </style:style>
    <style:style style:name="P310" style:parent-style-name="Standaard" style:family="paragraph">
      <style:text-properties fo:font-size="14pt" style:font-size-asian="14pt" style:font-size-complex="14pt"/>
    </style:style>
    <style:style style:name="T311" style:parent-style-name="Standaardalinea-lettertype" style:family="text">
      <style:text-properties style:text-position="super 63.6%"/>
    </style:style>
    <style:style style:name="P312" style:parent-style-name="Standaard" style:family="paragraph">
      <style:text-properties fo:font-size="14pt" style:font-size-asian="14pt" style:font-size-complex="14pt"/>
    </style:style>
    <style:style style:name="P313" style:parent-style-name="Standaard" style:family="paragraph">
      <style:text-properties fo:font-size="16pt" style:font-size-asian="16pt" style:font-size-complex="16pt"/>
    </style:style>
    <style:style style:name="P314" style:parent-style-name="Lijstalinea" style:list-style-name="LFO14" style:family="paragraph"/>
    <style:style style:name="P315" style:parent-style-name="Lijstalinea" style:list-style-name="LFO14" style:family="paragraph"/>
    <style:style style:name="P316" style:parent-style-name="Lijstalinea" style:list-style-name="LFO14" style:family="paragraph"/>
    <style:style style:name="P317" style:parent-style-name="Lijstalinea" style:list-style-name="LFO14" style:family="paragraph"/>
    <style:style style:name="P318" style:parent-style-name="Lijstalinea" style:list-style-name="LFO14" style:family="paragraph"/>
    <style:style style:name="P319" style:parent-style-name="Lijstalinea" style:list-style-name="LFO14" style:family="paragraph"/>
    <style:style style:name="P320" style:parent-style-name="Lijstalinea" style:list-style-name="LFO14" style:family="paragraph"/>
    <style:style style:name="P321" style:parent-style-name="Lijstalinea" style:list-style-name="LFO14" style:family="paragraph"/>
    <style:style style:name="T322" style:parent-style-name="Standaardalinea-lettertype" style:family="text">
      <style:text-properties style:text-position="super 63.6%"/>
    </style:style>
    <style:style style:name="P323" style:parent-style-name="Lijstalinea" style:list-style-name="LFO14" style:family="paragraph"/>
    <style:style style:name="P324" style:parent-style-name="Lijstalinea" style:list-style-name="LFO14" style:family="paragraph"/>
    <style:style style:name="P325" style:parent-style-name="Lijstalinea" style:list-style-name="LFO14" style:family="paragraph"/>
    <style:style style:name="P326" style:parent-style-name="Lijstalinea" style:list-style-name="LFO14" style:family="paragraph"/>
    <style:style style:name="P327" style:parent-style-name="Lijstalinea" style:list-style-name="LFO14" style:family="paragraph"/>
  </office:automatic-styles>
  <office:body>
    <office:text text:use-soft-page-breaks="true">
      <text:p text:style-name="P1"><text:span text:style-name="T2">Proto-GDD voor Gamelab 3</text:span><text:line-break/><text:span text:style-name="T3">Door: Mack Mendes Moreira, Project Groep T.B.A</text:span></text:p>
      <text:p text:style-name="P4">Inleiding</text:p>
      <text:p text:style-name="Standaard">Dit document is onze onofficiële game design document voor onze Gamelab 3 project. Hier zullen we al onze voorstellen in verwerken zodat we na of rond het einde van de zomervakantie snel een officiële game design document kunnen maken en dus sneller in de eerste development fase kunnen gaan starten.<text:s/></text:p>
      <text:p text:style-name="Standaard">In dit document zullen er ook regels komen. Deze regels zullen ervoor zorgen dat dit document zo schoon en overzichtelijk mogelijk blijft. De regels zullen erover hebben hoe jullie nieuwe ideeën kunnen toevoegen en bestaande ideeën aanpassen. De regels zullen in hun eigen hoofdstuk verder besproken worden.</text:p>
      <text:p text:style-name="Standaard">Voordat je verder leest dring ik jullie sterk aan om de plan van aanpak door te lezen. Hierin staat ongeveer in wat we nodig hebben voor volgend jaar en hoe we dit na de zomervakantie verder gaan aanpakken.</text:p>
      <text:p text:style-name="P5">Leden</text:p>
      <text:p text:style-name="Standaard">Hieronder volgt een lijst met de groepsleden van ons groepje. De groep zelf heeft nog geen naam, maar zullen we in de aankomende tijd samen moeten verzinnen. We hebben nog niet besloten wie welke rol krijgt, maar dat is voor nu ook niet van belang. Wel staan onze disciplines achter onze namen.</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Lid</text:p>
          </table:table-cell>
          <table:table-cell table:style-name="TableCell13">
            <text:p text:style-name="P14">Discipline</text:p>
          </table:table-cell>
          <table:table-cell table:style-name="TableCell15">
            <text:p text:style-name="P16">Rol</text:p>
          </table:table-cell>
        </table:table-row>
        <table:table-row table:style-name="TableRow17">
          <table:table-cell table:style-name="TableCell18">
            <text:p text:style-name="P19">Mack Mendes Moreira</text:p>
          </table:table-cell>
          <table:table-cell table:style-name="TableCell20">
            <text:p text:style-name="P21">Programmer</text:p>
          </table:table-cell>
          <table:table-cell table:style-name="TableCell22">
            <text:p text:style-name="P23">T.B.A</text:p>
          </table:table-cell>
        </table:table-row>
        <table:table-row table:style-name="TableRow24">
          <table:table-cell table:style-name="TableCell25">
            <text:p text:style-name="P26">Zinedine Sghari</text:p>
          </table:table-cell>
          <table:table-cell table:style-name="TableCell27">
            <text:p text:style-name="P28">Programmer</text:p>
          </table:table-cell>
          <table:table-cell table:style-name="TableCell29">
            <text:p text:style-name="P30">T.B.A</text:p>
          </table:table-cell>
        </table:table-row>
        <table:table-row table:style-name="TableRow31">
          <table:table-cell table:style-name="TableCell32">
            <text:p text:style-name="P33">Harold de Jong</text:p>
          </table:table-cell>
          <table:table-cell table:style-name="TableCell34">
            <text:p text:style-name="P35">Programmer</text:p>
          </table:table-cell>
          <table:table-cell table:style-name="TableCell36">
            <text:p text:style-name="P37">T.B.A</text:p>
          </table:table-cell>
        </table:table-row>
        <table:table-row table:style-name="TableRow38">
          <table:table-cell table:style-name="TableCell39">
            <text:p text:style-name="P40">Sven Evertse</text:p>
          </table:table-cell>
          <table:table-cell table:style-name="TableCell41">
            <text:p text:style-name="P42">Programmer</text:p>
          </table:table-cell>
          <table:table-cell table:style-name="TableCell43">
            <text:p text:style-name="P44">T.B.A</text:p>
          </table:table-cell>
        </table:table-row>
        <table:table-row table:style-name="TableRow45">
          <table:table-cell table:style-name="TableCell46">
            <text:p text:style-name="P47">Anthony Smidt</text:p>
          </table:table-cell>
          <table:table-cell table:style-name="TableCell48">
            <text:p text:style-name="P49">Artist</text:p>
          </table:table-cell>
          <table:table-cell table:style-name="TableCell50">
            <text:p text:style-name="P51">T.B.A</text:p>
          </table:table-cell>
        </table:table-row>
        <table:table-row table:style-name="TableRow52">
          <table:table-cell table:style-name="TableCell53">
            <text:p text:style-name="P54">Michiel Adriaansens</text:p>
          </table:table-cell>
          <table:table-cell table:style-name="TableCell55">
            <text:p text:style-name="P56">Artist</text:p>
          </table:table-cell>
          <table:table-cell table:style-name="TableCell57">
            <text:p text:style-name="P58">T.B.A</text:p>
          </table:table-cell>
        </table:table-row>
        <table:table-row table:style-name="TableRow59">
          <table:table-cell table:style-name="TableCell60">
            <text:p text:style-name="P61">Kevin de Greeff</text:p>
          </table:table-cell>
          <table:table-cell table:style-name="TableCell62">
            <text:p text:style-name="P63">Artist</text:p>
          </table:table-cell>
          <table:table-cell table:style-name="TableCell64">
            <text:p text:style-name="P65">T.B.A</text:p>
          </table:table-cell>
        </table:table-row>
      </table:table>
      <text:p text:style-name="Standaard"><text:line-break/><text:span text:style-name="T66">Regels voor het toevoegen van ideeën<text:s/></text:span></text:p>
      <text:p text:style-name="Standaard">Hieronder volgt een lijst met spelregels. Er kunnen uitzonderingen gemaakt worden voor speciale/twijfel gevallen.</text:p>
      <text:list text:style-name="LFO1" text:continue-numbering="true">
        <text:list-item>
          <text:p text:style-name="P67">Als je een idee hebt, hoe klein die ook maak zijn, maak je er een subhoofdstuk van binnen in de hoofdstuk van de categorie van je idee. Wat is een subhoofdstuk? Dit is een hoofdstuk met een titel die een lettertype van 14 heeft. Een normale hoofdstuk heeft een titel met een lettertype van 16.<text:s/></text:p>
        </text:list-item>
        <text:list-item>
          <text:p text:style-name="P68">Elk nieuw subhoofdstuk moet onderin worden gezet in zijn hoofdstuk.</text:p>
        </text:list-item>
        <text:list-item>
          <text:p text:style-name="P69">Bij elk nieuw idee zet je de volgende dingen neer: jouw naam (meerdere namen als het door meerdere personen bedacht is.), de datum van wanneer het idee toegevoegd was.</text:p>
        </text:list-item>
        <text:list-item>
          <text:p text:style-name="P70">Leg zo goed mogelijk uit wat je bedoeld. Beschrijf het met zoveel detail mogelijk, zodat wij het beter kunnen begrijpen.</text:p>
        </text:list-item>
        <text:list-item>
          <text:p text:style-name="P71">Verwijder niet de ideeën (subhoofdstukken/alinea’s) van anderen.</text:p>
        </text:list-item>
        <text:list-item>
          <text:p text:style-name="P72">Wanneer je verder op iemand idee wilt (bij)werken, verander je niet de alinea’s van dat persoon. Voeg simpel weg een nieuwe alinea toe binnen in dat subhoofdstuk met jouw naam en datum boven de alinea.<text:s/></text:p>
        </text:list-item>
      </text:list>
      <text:p text:style-name="Lijstalinea"/>
      <text:list text:style-name="LFO1" text:continue-numbering="true">
        <text:list-item>
          <text:p text:style-name="P73">Omdat dit de proto-GDD is hoef je niet jouw eigen idee”en te verwijderen als je het zelf niks meer vindt. Anderen kunnen jouw idee nog wel wat vinden.</text:p>
        </text:list-item>
      </text:list>
      <text:p text:style-name="P74">Programma’s</text:p>
      <text:p text:style-name="Standaard">Hier volgt een lijst met programma’s die we gaan gebruiken. Als je gebruik wilt maken van een nieuwe programma moet je het gewoon erbij voegen.</text:p>
      <text:list text:style-name="LFO15" text:continue-numbering="true">
        <text:list-item>
          <text:p text:style-name="P75">Popcorn effects (?)</text:p>
          <text:list text:continue-numbering="true">
            <text:list-item>
              <text:p text:style-name="P76">Zinedine ging dit kopen en wou het gaan gebruiken om mooie particle effects te maken.</text:p>
            </text:list-item>
          </text:list>
        </text:list-item>
        <text:list-item>
          <text:p text:style-name="P77">Unity</text:p>
          <text:list text:continue-numbering="true">
            <text:list-item>
              <text:p text:style-name="P78">Na de presentatie van de eerste sprint gaan we Unity updaten naar de nieuwste versie. Nadat we Unity hebben ge-update zullen we voor de rest van de Gamelab niet meer updaten.</text:p>
            </text:list-item>
          </text:list>
        </text:list-item>
        <text:list-item>
          <text:p text:style-name="P79">3DsMax</text:p>
        </text:list-item>
        <text:list-item>
          <text:p text:style-name="P80">Photoshop</text:p>
        </text:list-item>
        <text:list-item>
          <text:p text:style-name="P81">Excel</text:p>
        </text:list-item>
        <text:list-item>
          <text:p text:style-name="P82">Word</text:p>
        </text:list-item>
        <text:list-item>
          <text:p text:style-name="P83">Substance painter</text:p>
        </text:list-item>
      </text:list>
      <text:p text:style-name="P84">Categorieën</text:p>
      <text:p text:style-name="Standaard">De categorie van jouw idee bepaal je door simpel weg te kijken waar jouw idee het meest te maken heeft. Hieronder volgt een lijst met categorien en eventuele subcategorien. De lijst kan uiteraard bewerkt worden, indien dit nodig zal zijn.</text:p>
      <text:list text:style-name="LFO2" text:continue-numbering="true">
        <text:list-item>
          <text:p text:style-name="P85"><text:span text:style-name="T86">Game Mechanics</text:span></text:p>
          <text:list text:continue-numbering="true">
            <text:list-item>
              <text:p text:style-name="P87">Doelen</text:p>
            </text:list-item>
            <text:list-item>
              <text:p text:style-name="P88">Currency</text:p>
            </text:list-item>
            <text:list-item>
              <text:p text:style-name="P89">Fame</text:p>
            </text:list-item>
            <text:list-item>
              <text:p text:style-name="P90">Minigames</text:p>
            </text:list-item>
          </text:list>
        </text:list-item>
        <text:list-item>
          <text:p text:style-name="P91">Player</text:p>
          <text:list text:continue-numbering="true">
            <text:list-item>
              <text:p text:style-name="P92">Skills</text:p>
            </text:list-item>
            <text:list-item>
              <text:p text:style-name="P93">Leveling</text:p>
            </text:list-item>
            <text:list-item>
              <text:p text:style-name="P94">Revival</text:p>
            </text:list-item>
            <text:list-item>
              <text:p text:style-name="P95">Companions</text:p>
            </text:list-item>
          </text:list>
        </text:list-item>
        <text:list-item>
          <text:p text:style-name="P96">Combat</text:p>
          <text:list text:continue-numbering="true">
            <text:list-item>
              <text:p text:style-name="P97">Magic</text:p>
            </text:list-item>
            <text:list-item>
              <text:p text:style-name="P98">1-handed weapons</text:p>
            </text:list-item>
            <text:list-item>
              <text:p text:style-name="P99">2-handed weapons</text:p>
            </text:list-item>
            <text:list-item>
              <text:p text:style-name="P100">Ranged weapons</text:p>
            </text:list-item>
          </text:list>
        </text:list-item>
        <text:list-item>
          <text:p text:style-name="P101">Armor</text:p>
          <text:list text:continue-numbering="true">
            <text:list-item>
              <text:p text:style-name="P102">Light Armor</text:p>
            </text:list-item>
            <text:list-item>
              <text:p text:style-name="P103">Medium Armor</text:p>
            </text:list-item>
            <text:list-item>
              <text:p text:style-name="P104">Heavy Armor</text:p>
            </text:list-item>
            <text:list-item>
              <text:p text:style-name="P105">Magic Armor</text:p>
            </text:list-item>
          </text:list>
        </text:list-item>
        <text:list-item>
          <text:p text:style-name="P106">Bosses</text:p>
          <text:list text:continue-numbering="true">
            <text:list-item>
              <text:p text:style-name="P107">Fillerboss</text:p>
            </text:list-item>
          </text:list>
        </text:list-item>
        <text:list-item>
          <text:p text:style-name="P108">Elementen</text:p>
        </text:list-item>
        <text:list-item>
          <text:p text:style-name="P109">Levels</text:p>
          <text:list text:continue-numbering="true">
            <text:list-item>
              <text:p text:style-name="P110">Environment</text:p>
            </text:list-item>
            <text:list-item>
              <text:p text:style-name="P111">Progressie</text:p>
            </text:list-item>
          </text:list>
        </text:list-item>
        <text:list-item>
          <text:p text:style-name="P112">Artstyle</text:p>
          <text:list text:continue-numbering="true">
            <text:list-item>
              <text:p text:style-name="P113">Look and feel</text:p>
            </text:list-item>
          </text:list>
        </text:list-item>
        <text:list-item>
          <text:p text:style-name="P114">Items</text:p>
        </text:list-item>
        <text:list-item>
          <text:p text:style-name="P115"><text:span text:style-name="T116">Rustplaats</text:span></text:p>
          <text:list text:continue-numbering="true">
            <text:list-item>
              <text:p text:style-name="P117">Shops</text:p>
            </text:list-item>
            <text:list-item>
              <text:p text:style-name="P118">Bloedbad</text:p>
            </text:list-item>
            <text:list-item>
              <text:p text:style-name="P119">Library</text:p>
            </text:list-item>
            <text:list-item>
              <text:p text:style-name="P120">Bar</text:p>
            </text:list-item>
          </text:list>
        </text:list-item>
        <text:list-item>
          <text:p text:style-name="P121">NPC’s</text:p>
        </text:list-item>
      </text:list>
      <text:p text:style-name="P122">Concepten</text:p>
      <text:p text:style-name="Standaard">In dit hoofdstuk gaan we concepten verzinnen. Aan het begin van de zomervakantie is de bedoeling dat we 1 concreet concept hebben gekozen. Dit concept zal dan verder verwerkt worden. Om een concept toe te voegen schrijf je zoals gewoonlijk je naam en datum erboven. Zie het eerste concept om te zien hoe.</text:p>
      <text:p text:style-name="P123">Globaal Concept</text:p>
      <text:soft-page-break/>
      <text:p text:style-name="Standaard">Dit concept gaat erover dat de speler in Hel is beland en in een toren zit. De speler moet de tegenstanders op iedere vloer van de toren zien te verslaan, dit zal dan op meerdere manieren kunnen aanhankelijk van de boss mechanic. Het spel gaat er niet over dat speler naar de Hemel kan gaan, maar dat de speler de hoogste rang in Hels leger. De game eindigt wanneer de speler sterft. Zie Game Mechanics voor meer informatie.</text:p>
      <text:p text:style-name="P124">Game Mechanics</text:p>
      <text:p text:style-name="Standaard">Dit hoofdstuk gaat over de globale mechanics van het spel. Zoals het doel van de spel, de doelen van de minigames en de algemene funcites zoals onze currency.</text:p>
      <text:p text:style-name="P125">Doelen</text:p>
      <text:p text:style-name="Standaard">Het hoofd doel van ons spel zal worden dat de speler de laatste vloer overwint en zo de hoogste rang ontvangt. Andere doelen kunnen zijn dat de speler highscores probeert te krijgen bij onze minigames of een bepaalde built creëren voor pvp of co-op.<text:s/></text:p>
      <text:p text:style-name="Standaard">Wanneer de speler gedood wordt zal het spel eindigen en zal de speler zijn rang in hel ontvangen. En moet de speler opnieuw bij de eerste vloer beginnen. Dit is te voorkomen door een revival mechanic. Dit mechanic zal ervoor zorgen dat de speler niet helemaal opnieuw hoeft te beginnen, maar op de zelfde vloer of een paar vloeren lager.</text:p>
      <text:p text:style-name="Standaard">Om naar de volgende vloer te komen moet de speler aan een twee eisen voldoen. De speler moet de boss van dat vloer verslagen hebben en voldoende penance kunnen betalen voor de tol. Hier geld de regel: De hoger je zit, des te hoger de tol wordt. In het begin zal de speler meer dan genoeg penance krijgen van alleen de boss, maar later zal dit steeds minder worden en zal de speler het bij moeten vullen door middel van minigames.</text:p>
      <text:p text:style-name="P126">Currency</text:p>
      <text:p text:style-name="Standaard">Ons currency heet voor nu maar penance. Penance wordt op verschillende manieren verkregen en kan aan verschillende dingen worden uitgegeven. Het belangrijkste waar het aan uitgegeven kan worden is de deur naar de volgende vloer. Hieronder volgt een lijst waar penance nog meer aan wordt gebruikt.</text:p>
      <text:list text:style-name="LFO3" text:continue-numbering="true">
        <text:list-item>
          <text:p text:style-name="P127">Om skills te levelen</text:p>
        </text:list-item>
        <text:list-item>
          <text:p text:style-name="P128">Om items te kopen</text:p>
        </text:list-item>
        <text:list-item>
          <text:p text:style-name="P129">Om NPC’s te levelen</text:p>
        </text:list-item>
        <text:list-item>
          <text:p text:style-name="P130">Voor bepaalde minigames</text:p>
        </text:list-item>
        <text:list-item>
          <text:p text:style-name="P131">Voor bepaalde magics</text:p>
        </text:list-item>
        <text:list-item>
          <text:p text:style-name="P132">Bij bepaalde weaponeffects</text:p>
        </text:list-item>
      </text:list>
      <text:p text:style-name="Standaard">Naast bossen verslaan zijn er uiteraard meerdere manieren om penance te krijgen. Hieronder volgt een lijst van deze manieren</text:p>
      <text:list text:style-name="LFO4" text:continue-numbering="true">
        <text:list-item>
          <text:p text:style-name="P133">Wanneer de speler ontvangt schade</text:p>
        </text:list-item>
        <text:list-item>
          <text:p text:style-name="P134">Wanneer de speler NPC’s vermoord</text:p>
        </text:list-item>
        <text:list-item>
          <text:p text:style-name="P135">Bij bepaalde objectives</text:p>
        </text:list-item>
        <text:list-item>
          <text:p text:style-name="P136">Door bepaalde items</text:p>
        </text:list-item>
        <text:list-item>
          <text:p text:style-name="P137">Minigames winnen</text:p>
        </text:list-item>
      </text:list>
      <text:p text:style-name="Standaard">Er zijn ook manieren om het aantal ontvangen penance te verhogen. Dit noemen we maar voor nu bonus penance. Hier volgt (weer) een lijst met de voorwaardes om bonus penance te ontvangen.</text:p>
      <text:list text:style-name="LFO5" text:continue-numbering="true">
        <text:list-item>
          <text:p text:style-name="P138">De minder health de speler heeft in vergelijking met zijn maximum health</text:p>
        </text:list-item>
        <text:list-item>
          <text:p text:style-name="P139">Door bepaalde items</text:p>
        </text:list-item>
        <text:list-item>
          <text:p text:style-name="P140">Door bepaalde weapons</text:p>
        </text:list-item>
        <text:list-item>
          <text:p text:style-name="P141">Door bepaalde magic</text:p>
        </text:list-item>
      </text:list>
      <text:p text:style-name="P142">Fame</text:p>
      <text:p text:style-name="Standaard">Fame is een currency die de speler niet kan uitgeven of gebruiken. Het spel huidt via de famesystem bij hoeveel fame de speler heeft verzameld en unlocked daarmee bepaalde features voor in de rustplaats van de speler. Dit kunnen de volgende dingen zijn: NPC’s, unique items, nieuwe minigames en etc.<text:s/></text:p>
      <text:p text:style-name="Standaard">De speler ontvangt fame door de enemies te verslaan, taunts gebruiken, specifieke weapons op specifieke plekken te gebruiken of door bepaalde equipments te dragen bij bepaalde bosses. De speler kan fame verliezen door beschadigd te worden door zwakke enemies, door bepaalde weapons en armor te dragen, door consumables tijdens de fight te gebruiken, door de verkeerde taunts te gebruiken. Wanneer de speler fame verliest zal de famesystem de feature weer locken.</text:p>
      <text:p text:style-name="P143">Minigames</text:p>
      <text:p text:style-name="Standaard">Minigames zijn spelletjes die de speler kan doen om penance te ontvangen. Ook wordt dit gebruikt om de wat monotone eenvoud van onze game’s formule wat uit te dikken. De minigames heb ik wat gebasseerd op de spelen van de gladiatoren in oude Rome. Ook kunnen we gokspellen als minigames toevoegen.</text:p>
      <text:p text:style-name="Standaard"><text:s/>Minigame 1: Paard en wagen races, de speler zit nu in een wagen die getrokken wordt door 1 of meerdere paarden. De speler moet racen tegen andere paard en wagens. De speler kan zijn tegenstanders aanvallen door tegen ze aan te botsen. De race houdt na 3 etappes. De speler die finisht met de meeste kills is de winnaar. Door: Mack, 17-05-16</text:p>
      <text:p text:style-name="Standaard">Minigame 2: Paardrennen weddenschap, in principe is dit met voorstel ter vervanging van Minigame 1. Mochten de artisten hier geen tijd voor hebben. Voor deze minigames hebben we namelijk geen models nodig. Alleen UI elementen. De speler kiest via de tabellen wie hij denkt dat zal winnen. Als de speler wint ontvangt hij penance op de zelfe manier als bij echte weddenschappen. Door: Mack, 17-05-16</text:p>
      <text:p text:style-name="Standaard">Minigame 3: Whack-a-mole, de speler moet in een bepaalde tijd whack-a-mole spelen. De speler moet een minimale score behalen om zijn penance te verdienen. We kunnen deze minigame models gebruiken of ook met alleen UI elementen maken. Dit hangt ook van de artists af. Door: Mack, 17-05-16</text:p>
      <text:p text:style-name="P144">Player</text:p>
      <text:p text:style-name="Standaard">De player karakter wordt bestuurd door middel van een gamepad (xbox-based). Voor nu kunnen we beter maar 1 geslacht aan houden. Of dit nou mannelijk of vrouwelijk is maakt op<text:s/><text:soft-page-break/>zich niet zoveel uit. Later kunnen we kijken of we misschien een tweede geslacht erin kunnen doen zodat de speler uit twee geslachten kan kiezen.<text:s/></text:p>
      <text:p text:style-name="Standaard">De player karakter is een ziel die in Hel beland is en in het begin naakt tegen de eerste boss moet vechten. Na de eerste boss krijgt de speler genoeg penance om bij de shops items te kopen, verder te gaan naar de volgende vloer en minstens 5 skilllevels levelen.</text:p>
      <text:p text:style-name="P145">Skills</text:p>
      <text:p text:style-name="Standaard">De speler kan met penance, de levels van zijn skills verhogen. Het verhogen skills geeft een ander effect per skill verhoogd. Hieronder zijn alinea’s die uitleggen welke skills er zijn en waar ze voor gebruikt worden. Maar eerst komt er nog een lijst van welke skills er zijn.</text:p>
      <text:list text:style-name="LFO6" text:continue-numbering="true">
        <text:list-item>
          <text:p text:style-name="P146">Health</text:p>
        </text:list-item>
        <text:list-item>
          <text:p text:style-name="P147">Stamina</text:p>
        </text:list-item>
        <text:list-item>
          <text:p text:style-name="P148">Knowledge</text:p>
        </text:list-item>
        <text:list-item>
          <text:p text:style-name="P149">Strength</text:p>
        </text:list-item>
        <text:list-item>
          <text:p text:style-name="P150">Dexterity</text:p>
        </text:list-item>
        <text:list-item>
          <text:p text:style-name="P151">Accuracy</text:p>
        </text:list-item>
        <text:list-item>
          <text:p text:style-name="P152">Faith</text:p>
        </text:list-item>
        <text:list-item>
          <text:p text:style-name="P153">Resistance</text:p>
        </text:list-item>
        <text:list-item>
          <text:p text:style-name="P154">Tolerance</text:p>
        </text:list-item>
        <text:list-item>
          <text:p text:style-name="P155">Will</text:p>
        </text:list-item>
      </text:list>
      <text:p text:style-name="P156">Health</text:p>
      <text:p text:style-name="Standaard">Health is de skill die de player’s hitpoints bepaald. De player kan op verscheidene manieren hitpoints verliezen. Door schade te krijgen van enemies, door het activeren van magic of door de specials van bepaalde wapens. De speler kan zijn hitpoints herstellen doormiddel van bepaalde items, voornamelijk healing items (maar dit kan ook overtijd gebeuren doormiddel van andere items). De speler kan zonder items maar op 1 manier zijn hitpoints herstellen. Door in de bloedbad van de rustplek te rusten.</text:p>
      <text:p text:style-name="P157">Stamina</text:p>
      <text:p text:style-name="Standaard">Stamina bepaald de spelers movementpoints. Met movementpoints kan de speler rennen, aanvallen, ontwijken en aanvallen blokken. In tegenstelling tot healthpoints heeft de speler geen item nodig om movementpoints te herstellen. Dit gebeurd van zelf over een bepaalde tijd. Het maakt niet uit hoeveel movementpoints de speler heeft het zal altijd even snel herstellen.<text:s/></text:p>
      <text:p text:style-name="Standaard">Wanneer de speler voor een lange tijd niet zijn movementpoints helemaal laat herstellen. Zal de herstellingstijd langer duren. Tot dat een maximum is bereikt doormiddel van depletion. Met behulp van items kan de speler de herstellingstijd van zijn movementpoints verhogen of meteen een bepaalde aantal movementpoints herstellen.</text:p>
      <text:p text:style-name="P158">Knowledge</text:p>
      <text:soft-page-break/>
      <text:p text:style-name="Standaard"><text:span text:style-name="T159">Knowledge bepaald de critical damage van magics.<text:s/></text:span>Het kan ook magic perks unlocken. <text:s/>Zie het hoofdstuk “Magic” voor meer informatie.</text:p>
      <text:p text:style-name="P160">Strength</text:p>
      <text:p text:style-name="Standaard">Strength bepaald de basepower van de speler. De hoogte van de spelers basepower ligt aan de hoogte van strength. Weapons gebruiken strength om hun perks te unlocken, zie voor meer informatie hierover het hoofdstuk “Weapons”.<text:s/></text:p>
      <text:p text:style-name="P161">Dexterity</text:p>
      <text:p text:style-name="Standaard">Dexterity wordt net als strength gebruikt om bepaalde weapon perks te unlocken. Ook bepaald Dexterity de speler’s base critical damage.</text:p>
      <text:p text:style-name="P162">Accuracy</text:p>
      <text:p text:style-name="Standaard">Accuracy bepaald de critical damage van ranged weapons. Accuracy vertraagd ook tevens de slijtage van wapens en verhoogd de spelers critical hit chance voor alle disciplines. Je kunt met accuracy ook de perks van ranged weapons unlocken.</text:p>
      <text:p text:style-name="P163">Faith</text:p>
      <text:p text:style-name="Standaard">Faith wordt gebruikt om de effecten van bepaalde status effecten van bepaalde elementen te verminderen. Ook verlaagd faith drop chances voor item drops.</text:p>
      <text:p text:style-name="P164">Resistance</text:p>
      <text:p text:style-name="Standaard">Resistance verhoogd de speler zijn weerstand tegen opgevangen schade. Deze skil verhoogd niet de weerstand tegen schade ontvangen van magic.</text:p>
      <text:p text:style-name="P165">Tolerance</text:p>
      <text:p text:style-name="Standaard">Verhoogd het aantal penance dat een speler ontvangt van opgevangen schade. Dit skill verlaagd de resistance van de speler.</text:p>
      <text:p text:style-name="P166">Will</text:p>
      <text:p text:style-name="Standaard">Will wordt gebruikt voor de companions, zie voor meer informatie het hoofdstuk “Companions”. Het unlocked companion perks en bepaald hoe ver een companion voor jouw wilt gaan. Ook zorgt het ervoor dat je nieuwe companions kunt krijgen.</text:p>
      <text:p text:style-name="P167">Leveling</text:p>
      <text:p text:style-name="Standaard">Leveling gebeurd in de players status menu. Het levelen van een skill gaat bijna op hetzelfde manier als het levelen in de Dark Souls series. Je “koopt” zeg maar een level met je penance. Voor elke skill verhoogd stijgt de players character level, dit is een getal dat alleen de progressie van de speler laat zien. Dit level staat gelijk aan de aantal skill levels bij elkaar opgeteld. Zie hieronder voor een voorbeeld voor de layout. Houd in gedachte dat dit slechts een grof voorbeeld is.</text:p>
      <text:p text:style-name="P168">Player level:<text:s/><text:tab/>41/41</text:p>
      <text:p text:style-name="P169">Health:<text:tab/><text:tab/>5/5<text:line-break/>Stamina:<text:tab/>3/3<text:line-break/>Knowledge:<text:tab/>2/2<text:line-break/>Strength:<text:tab/>7/7<text:line-break/><text:soft-page-break/>Dexterity:<text:tab/>8/8<text:line-break/>Accuracy:<text:tab/>3/3<text:line-break/>Faith:<text:tab/><text:tab/>1/1<text:line-break/>Resistance:<text:tab/>4/4<text:line-break/>Tolerance:<text:tab/>2/2<text:line-break/>Will:<text:tab/><text:tab/>2/2</text:p>
      <text:p text:style-name="Standaard">Je vraagt je zeker af waarom de levels met twee dezelfde getallen zijn genoteerd. De rechter getal geeft aan wat de true level van de skill in. Dit getal zal alleen veranderen wanneer de speler de skill geleveld heeft. De rechter getal geeft de active level aan, de active level kan veranderen met effecten van items, curses, weapon en etc. Active level wordt gebruikt om de unlocks, base damage en de overige effecten van de skills te bepalen. True level wordt alleen gebruikt als een soort van anker waar active level naar toe gekoppeld kan worden.</text:p>
      <text:p text:style-name="Standaard">Simpel gezegd betekent dit gewoon dat de speler in 1 simpel oog opslag kan zien welke skills geeffecteerd zijn door effecten. Zie voorbeeld hieronder hoe het eruit zou zien.</text:p>
      <text:p text:style-name="Standaard">Player level:<text:s/><text:tab/>34/41</text:p>
      <text:p text:style-name="P170">Health:<text:tab/><text:tab/>3/5<text:line-break/>Stamina:<text:tab/>2/3<text:line-break/>Knowledge:<text:tab/>5/2<text:line-break/>Strength:<text:tab/>4/7<text:line-break/>Dexterity:<text:tab/>8/8<text:line-break/>Accuracy:<text:tab/>3/3<text:line-break/>Faith:<text:tab/><text:tab/>0/1<text:line-break/>Resistance:<text:tab/>4/4<text:line-break/>Tolerance:<text:tab/>2/2<text:line-break/>Will:<text:tab/><text:tab/>3/2</text:p>
      <text:p text:style-name="Standaard">Hier zie je het dus uitgebeeld. Zoals eerder vermeld de rechter getallen vernaderen niet, maar de linker wel. We zouden dit effect ook met kleuren kunnen coordineren. Als de level van een skill hoger is dan zijn true level kleuren we het groen en lager wordt de kleur rood. Nadeel van dit systeem zou zijn dat de speler niet meteen kan zien wat zijn true level is. Alleen dat het hoger of lager is. Zoals hieronder:</text:p>
      <text:p text:style-name="Standaard">Player level:<text:s/><text:tab/><text:span text:style-name="T171">34</text:span></text:p>
      <text:p text:style-name="Standaard"><text:span text:style-name="T172">Health:</text:span><text:span text:style-name="T173"><text:tab/></text:span><text:span text:style-name="T174"><text:tab/></text:span><text:span text:style-name="T175">3</text:span><text:span text:style-name="T176"><text:line-break/>Stamina:</text:span><text:span text:style-name="T177"><text:tab/></text:span><text:span text:style-name="T178">2</text:span><text:span text:style-name="T179"><text:line-break/>Knowledge:</text:span><text:span text:style-name="T180"><text:tab/></text:span><text:span text:style-name="T181">5</text:span><text:span text:style-name="T182"><text:line-break/>Strength:</text:span><text:span text:style-name="T183"><text:tab/></text:span><text:span text:style-name="T184">4</text:span><text:span text:style-name="T185"><text:line-break/>Dexterity:</text:span><text:span text:style-name="T186"><text:tab/>8</text:span><text:span text:style-name="T187"><text:line-break/>Accuracy:</text:span><text:span text:style-name="T188"><text:tab/>3</text:span><text:span text:style-name="T189"><text:line-break/>Faith:</text:span><text:span text:style-name="T190"><text:tab/></text:span><text:span text:style-name="T191"><text:tab/></text:span><text:span text:style-name="T192">0</text:span><text:span text:style-name="T193"><text:line-break/>Resistance:</text:span><text:span text:style-name="T194"><text:tab/>4</text:span><text:span text:style-name="T195"><text:line-break/>Tolerance:</text:span><text:span text:style-name="T196"><text:tab/>2</text:span><text:span text:style-name="T197"><text:line-break/>Will:</text:span><text:span text:style-name="T198"><text:tab/></text:span><text:span text:style-name="T199"><text:tab/></text:span><text:span text:style-name="T200">3</text:span></text:p>
      <text:p text:style-name="Standaard">Merk dat de linker getal verwijdert en is het makkelijker is op het oog geworden. De getallen die gelijk staan met hun true level zijn zwart gebleven, terwijl de rest de kleuren hebben die corresponderen met hun hoogte ter vergelijking met hun true level.</text:p>
      <text:soft-page-break/>
      <text:p text:style-name="Standaard">Revival</text:p>
      <text:p text:style-name="Standaard">Zoals eerder besproken in een vorige hoofdstuk, zal het spel eindigen wanneer de player sterft. Dit kan gebeuren wanneer 1 van de volgende voorwaardes getroffen zijn:<text:s/></text:p>
      <text:list text:style-name="LFO7" text:continue-numbering="true">
        <text:list-item>
          <text:p text:style-name="P201">Wanneer de player geen hitpoints meer heeft.</text:p>
        </text:list-item>
        <text:list-item>
          <text:p text:style-name="P202">Door een effect van een curse.</text:p>
        </text:list-item>
      </text:list>
      <text:p text:style-name="Standaard">Voor nu zijn er geen andere voorwaardes dan deze twee. Maar jullie kunnen zelf nieuwe voorwaardes toevoegen, mochten jullie dat willen. Maar dit hoofdstuk heet “Revival” voor een reden. Namelijk hoe de speler een Game Over kan voorkomen. Dit kan door gebruik van speciale items genaamd phylactery. Phylactery zijn een type items die ervoor zorgen dat de speler zichzelf kan resurrecten.<text:s/></text:p>
      <text:p text:style-name="Standaard">Phylacteries komen voor in verschillende vormen. Een NPC die inruil voor penance jouw wilt saven. Items die breken op het moment van de dood. Hoe dan ook de Phylactery is altijd eenmalig en moet opnieuw verkegen worden (via item drops of trade). Zie de supplement book “Book of Rituals” voor voorstellen van Phylacteries.</text:p>
      <text:p text:style-name="P203">Companions</text:p>
      <text:p text:style-name="Standaard">Companions zijn NPC’s die samen met de speler de boss vecht. De speler kan voor nu tot twee verschillende companions hebben. Companions kunnen levelen, maar ook dood gaan. Companions hebben allemaal een lager level cap van ongeveer 10-20. De companion levelt altijd 1 level na het verslaan van een boss, mits hij in dat gevecht zat. Daarnaast kan de speler de companion ook level met behulp van penance. De speler levelt geen skills van een companion maar alleen de level van de companion. In script zullen we gewoon een standaard verhoging geven aan de skills per level voor de companions.</text:p>
      <text:p text:style-name="Standaard">Maar net als hoe het Game Over is voor de speler, zal de companion ook niet terugkeren naar zijn/haar dood. Dit kan voorkomen worden door het gebruik van phylacteries voor companions. Hoewel dit wel duur kan worden voor de speler, maar hey low risk - low reward.</text:p>
      <text:p text:style-name="Standaard">Companions zijn op verschillende manieren te krijgen. Via shops, wanneer je de NPC hebt gered van een boss fight of wanneer de speler een hoge fame heeft kunnen ze komen om bij hemaan te sluiten. Fame wordt behaald door de objectives, bonussen en de boss verslaan. Ook kun je met de combinatie van speciale items en de benodigde will level, enemies subjugaten.</text:p>
      <text:p text:style-name="Standaard">Om enemies te subjugaten moet de speler een hoog genoege will level hebben en gebruikmaken van items die hier effect op hebben. Subjugated enemies kunnen twee verschillende dingen doen. Voor de gedurende boss fight zullen voor jouw vechten of ze zullen uit de arena proberen te komen, doormiddel van zelfmoord. De kans tussen deze twee effecten is niet 50/50 maar verschilt per enemy.</text:p>
      <text:p text:style-name="P204">Combat</text:p>
      <text:p text:style-name="Standaard">De combat wordt fast-paced en de speler moet zijn eigen combat-style ontwikkelen. Het heeft ongeveer de zelfde vorm als Dark Souls. De twee grote manieren waarop de speler kan vechten zijn close range en mid range. De wapens worden per arm gecontroleerd, elke arm wordt met de linker –en rechterschouderknoppen. De bovenste schouderknop doet een normale actie en de onderste schouderknop activeer een speciale actie. De speciale actie hoeft niet perse iets speciaals te doen, het kan ook gewoon een zwaarder aanval doen.<text:s/></text:p>
      <text:soft-page-break/>
      <text:p text:style-name="Standaard">Elk weapon heeft zijn eigen moveset, net als in Dark Souls. Met de Y-knop (x-box based gamepad) kan de speler switchen tussen dual wielding en single wielding. Dual wielding is de standaard en eerste manier wat de speler ziet. In dual wielding draagt de speler 1 weapon of magic per arm (Net als Skyrim). Bij singlewielding zal de speler met het wapen in zijn rechter arm gaan vechten. Dit verandert de wapens moveset van 1-handed naar 2-handed en wordt de wapen een beetje sterker. Afhankelijk van wat in de linkerhand zat zal dat wapen inactief worden. Zie de hoofdstuk “Weapons” voor meer informatie.</text:p>
      <text:p text:style-name="Standaard">Naast het uitdelen van schade moet de speler ook voorkomen schade te krijgen. Dit kan doormiddel van blocken en dodgen. Blocken doet de speler doormiddel van bepaalde wapens of magics. De wapens waar ik het over heb zijn schilden (ja, ik zie schilden als een wapen. Waarom? Houdt het simpel.). Schilden blocken niet 100% van de schade en wanneer de speler blocked, wordt zijn movementpoints vermindert. De speler kan er ook voor kiezen om de aanval te ontwijken door de dodge button in te drukken(de B-knop). Hoe de speler dodge, door te rollen, springen of sidesteppen is nog niet bepaald. Maar het zou leuk zijn als elk wapen een eigen dodge-type bevat. Bijvoorbeeld een dagger zou de speler laten rollen terwijl een sabel de speler laat sidesteppen, maar dit staat nog helemaal open voor debat.</text:p>
      <text:p text:style-name="Standaard">De speler kan 2 presets van wapens bij zich hebben en door de linker joystick naar links en rechts bewegen kan de speler tussen weapons switchen.</text:p>
      <text:p text:style-name="P205">Magic</text:p>
      <text:p text:style-name="Standaard">De magic in onze spel bestaat uit meerder schools en elements. De school geeft aan wat voor soort mechanic de spells van dat magic hebben. De element geeft natuurlijk aan wat voor soort damage het doet. Voor meer informatie over elementen zie het hoofdstuk “Elementen”.</text:p>
      <text:p text:style-name="Standaard">Magic kan verkregen via items genaamd tomes. Tomeskunnen verkegen worden bij Shops, NPC’s en item drops. Vervolgens kan de speler in de bloedbad een tome selecteren en vervolgens zal de speler tatoeages op zijn geslecteerde arm. Om de tome zal opgeslagen worden in de bloedbad en wanneer de speler van magic wilt veranderen kan hij dat weer gewoon daar doen. In tegenstelling tot weapons kunnen magics niet buiten de bloedbad geswitch worden. De magic neemt 1 weaponslot in beslag en zal inactief gaan wanneer de speler een weapon draagt met dezelfde arm. Voorbeeld: de magic is actief in de spelers linker arm – de speler switch presets – de tatoeages stralen geen licht uit – speler draagt weapon.</text:p>
      <text:p text:style-name="Standaard">Net als weapons hebben magics ook movesets. En net als weapons hebben magics normale acties en speciale acties. Voor een uitgebreide lijst van magics en spells zie de supplementary game document “Book of Magics”</text:p>
      <text:p text:style-name="P206">Schools</text:p>
      <text:p text:style-name="Standaard">Een school is een discipline van magic en bepaald hoe de magic zich gedraagd. Hieronder volgt een lijst met de schools die er zijn. Ik zal ze onder de lijst 1 voor 1 behandelen. Alle berekeningen van de krachten van spells staan niet vast. Ik heb maar wat bedacht zodat we een begin kunnen hebben. Als iemand een beter berekening wilt gebruiken ofzo zegt het maar.<text:s/></text:p>
      <text:list text:style-name="LFO8" text:continue-numbering="true">
        <text:list-item>
          <text:p text:style-name="P207">Imperial</text:p>
        </text:list-item>
        <text:list-item>
          <text:p text:style-name="P208">Invocation</text:p>
        </text:list-item>
        <text:list-item>
          <text:p text:style-name="P209">Evocation</text:p>
        </text:list-item>
        <text:list-item>
          <text:p text:style-name="P210">Illusory</text:p>
        </text:list-item>
        <text:list-item>
          <text:p text:style-name="P211">Sacrificial</text:p>
        </text:list-item>
        <text:list-item>
          <text:p text:style-name="P212">Abjuration</text:p>
        </text:list-item>
      </text:list>
      <text:p text:style-name="P213">Imperial</text:p>
      <text:p text:style-name="Standaard">Imperial school is een school dat het meest te vergelijken is met psychische manipulatie van de elementen. Denk hierbij aan psychische termen als pyrokinesis, telekinesis, cryokinesis en geokinesis. Maar dan inplaats van een mentale kracht is het in ons spel dus magisch. Imperial komt van het Latijns Imperium wat grof vertaald iets als “de kracht om te commanderen”. Magics van de imperial school zijn het meest elemtaal en gebruiken de makkelijkste mechanic. De naam is gebasseerd op dit artikel: en.wikipedia.org/wiki/imperium.</text:p>
      <text:p text:style-name="Standaard">Vergelijk dit type met de destruction magic van Skyrim, maar dan wat uitgebreider. Een regel voor de gemiddelde imperial magic is dat de normale acties simpele streams, spikes of ballen zijn van hun elementen. De speciale effect kan een elementale shield zijn rondom de speler, sterkere variant van de mornale actie of een andere mechanic.</text:p>
      <text:p text:style-name="Standaard">Normaal gesproken wordt de spelers movementpoints gebruikt, maar dit kan bij de speciale soorten imperial magics iets anders zijn. Imperial magics scaled met knowledge en sommige spells scalen ook nog met accuracy. De hoogte van de schade van imperial magic is als volgt.<text:s/><text:line-break/><text:span text:style-name="T214">magic damage = spell damage + magic base damage + knowledge level * scale rate.</text:span><text:span text:style-name="T215"><text:line-break/>magic damage dat scaled met accuracy = spell damage + magic base damage + (knowledge level + accuracy *scale rate).</text:span></text:p>
      <text:p text:style-name="P216">Invocation</text:p>
      <text:p text:style-name="Standaard">Magics van de invocation schools zijn voornamelijk self-buffs voor de speler. Invocation is gebasseerd op het fenomeen in het echte leven. Denk hierbij aan demonische en goddelijke oproepingen door je lichaam te geven aan de hogere kracht. Voor meer informatie hierover kun je en.wikipedia.org/wiki/invocation bezoeken.</text:p>
      <text:p text:style-name="Standaard">In principe is deze school het meeste vergelijken met de self-buffs van de meeste MMORPG’s, maar om het makkelijker te maken kun je hierbij denken aan de buff systeem van World of Warcraft. De gemiddelde invocation magic heeft uit zichzelf geen schadelijke acties zoals de imperial school. Invocation focust erop om de verscheidene attributen van de speler te vergroten en verlagen.</text:p>
      <text:p text:style-name="Standaard">Er zijn 3 niveaus van invocation, elk niveau bepaald de sterkte van de buff en debuff. Invocation magic van de eerste niveau geeft een kleine buff voor een korte periode. De tweede niveau geeft een sterke buff maar geeft ook 1 of meerdere debuffs aan de speler. De duratie van dit niveau is kort tot gemiddeld. Het hoogste niveau geeft sterke 1 of meer buffs met 1 of minder debuffs. De lengte van het hoogste niveau is gemiddeld tot lang.</text:p>
      <text:p text:style-name="Standaard">De gemiddelde invocation magic gebruikt een combinatie van hitpoints en movementpoints. Invocation scaled met de spelers knowledge en will skills, hieronder volgt een berekening.<text:line-break/><text:span text:style-name="T217">(De)Buff strength = spell buff strength + (knowledge level * scale rate + will level * scale rate) / 3.</text:span><text:span text:style-name="T218"><text:line-break/></text:span>De 3 in de berekening is simpelweg een voorbeeld en kan later nog verandert worden.</text:p>
      <text:p text:style-name="P219">Evocation</text:p>
      <text:p text:style-name="Standaard">Evocation uit het echte leven lijkt op invocation,maar het grote verschil is dat bij evocation je de demonische en/of goddelijke krachten buiten jouw lichaam oproept. Denk hierbij aan de<text:s/><text:soft-page-break/>standaard summoning spells in bijna alle spellen. Voor meer informatie over de real life variant zie en.wikipedia.org/wiki/evocation.</text:p>
      <text:p text:style-name="Standaard">Simpel gezegd is evocation onze summoning. In tegenstelling tot andere games moet de speler eerst een summon circle maken(dit wordt gedaan met de speciale actie) dan vervolgens de circle aanvallen met de normale actie. Dit mechanic werkt op zo’n manier dat de succes van het oproepen van een familiar (zo heten onze summons) afhankelijk is van op wat voor terrain de summon circle is gelegd. Niet alleen bepaald dit het succes maar ook de sterkte van de familiar zelf. Ook als je de summon circle op het juiste terrain zet zal de familiar een terrain bonus krijgen.</text:p>
      <text:p text:style-name="Standaard">Summon circles zullen voor een lange tijd bestaan en kunnen niet verwoest worden (behalve door bosses die hierop specifiek zijn gedesigned). Hun bestaan duurt 3 keer langer dan de spells cooldown.</text:p>
      <text:p text:style-name="Standaard">Evocation heeft uit zijn eigen dus geen aanvallende of verdedigende vaardigheden. En het is helemaal afhankelijk van de krachten en vaardigheden van de familiar. Voor meer informatie over summoning en familiars moet je naar het hoofdstuk “Summoning” gaan.</text:p>
      <text:p text:style-name="Standaard">De kosten van de gemiddelde evocation magic is de spelers hitpoints. Evocation heeft ook een zeer grote cooldown vergeleken met andere schools.</text:p>
      <text:p text:style-name="P220">Illusory</text:p>
      <text:p text:style-name="Standaard">Illusory school is gebaseerd op real life goochelarij. Het focust op mobility van de speler en het crowd controllen van enemies. Crowd control houdt de volgende dingen in: stunnen, charmen, fearen etc.<text:s/></text:p>
      <text:p text:style-name="Standaard">Elk illusory magic heeft een crowd control en mobility spell. De crowd control wordt geactiveerd met de normale actie knop en de mobilty spell met de speciale knop. Mobility spells zorgen ervoor dat de speler hogere mobiliteit krijgt. Dit kan in 1 keer duren, als in een dash. Of overtijd als in een versnelling. De volgende dingen worden gezien als mobility spells: dash, blink, teleport, movementspeed verhogen en etc.</text:p>
      <text:p text:style-name="Standaard">Zoals je kunt zien zijn illusory magics gedesigned om de speler te beschermen door het voorkomen van schade op te vangen. Hoewel deze school gebruikt kan worden om de speler een veiliger omgeving te geven, heeft deze skill geen aanvallende of verdedigende mogelijkheden. Behalve dan als je de mobility spells gebruikt om dichterbij een enemy te komen.<text:s/></text:p>
      <text:p text:style-name="Standaard">De speler gebruikt movementpoints om beide types spells te activeren. Soms hebben de crowd control spells ook hitpoints nodig, maar das voor de hoge level spells.</text:p>
      <text:p text:style-name="P221">Sacrificial</text:p>
      <text:p text:style-name="Standaard">Magic uit de sacrifical school is gebaseerd op offerings rituelen van het echte leven. Net als hoe de evocation school eerst een summonings circle moet neerleggen, moet je met sacrificial school eerst een altaar maken. Voor meer info over opofferingen zie en.wikipedia.org/wiki/human_sacrifice of en.wikipedia.org/wiki/sacrifice.</text:p>
      <text:p text:style-name="Standaard">Altaren worden gemaakt met de speciale actie knop. Maar in plaats van kunnen kiezen waar de speler de altaar neerlegt, zal het altijd onder de speler komen. Vervolgens heeft de altaar een hoeveelheid damage stacks nodig om te activeren. Deze stacks bouwen op per een hoeveelheid van schade dat zich in de altaars range is opgevangen. De schade kan door zowel de speler als de enemies opgevangen worden voor dit effect. Binnen in de altaars bereik zal er<text:s/><text:soft-page-break/>een area of effect afspelen. Dit kan een debuff zijn voor de speler of enemies of juist een buff voor 1 van de twee partijen.</text:p>
      <text:p text:style-name="Standaard">Wanneer de altaar full stack is, zal speler zijn normale actie unlocken. De normale actie kan dan gebruikt worden voor zolang de altaar nog stacks heeft. De stacks beginnen af te tellen en kunnen niet bijgevuld worden totdat er geen stack meer over is. De speler hoeft niet bij de altaar in de buurt te zijn om gebruik te maken van de normale actie.</text:p>
      <text:p text:style-name="Standaard">De normale actie, of beter gezegd de spell die er aan vast zit kan van alles zijn. En verschilt per magic wat het zal doen. De spell is in ieder geval altijd sterk, of het nou aanvallend, verdedigend, boosted is maakt niet uit.</text:p>
      <text:p text:style-name="Standaard">Er is ook nog een andere vorm van een altaar, en dat zijn altaren gemaakt van NPC’s. De speler activeert simpelweg zijn speciale actie in de buurt van een NPC’s. De NPC moet wel opofferbaar zijn, anders krijgt de speler een melding dat ze onbruikbaar zijn voor een sacrfice. Vervolgens als de speler een bruikbare NPC sacrficed, zal de NPC de speler een constante buff geven. De buff wordt voor een lange periode aan de speler gegeven en als de speler de NPC sacrficed in de resting area zal deze buff niet verdwijnen nadat de speler de area heeft verlaten.</text:p>
      <text:p text:style-name="Standaard">De speler kan ook zijn normale actie gebruiken nadat hij een altaar gemaakt heeft van een NPC (net als bij de eerste type altaar). Maar de spells van de NPC-type altaar zijn minder sterk dan die van de AoE altaren. Een NPC die opgeofferd is zal niet meer kunnen communiceren met de speler. En zal na minstens een uur verdwijnen, waar na de speler een nieuwe altaar moet maken(de duur voor hoe lang een NPC altaar blijft verschilt natuurlijk per magic, maar 1 uur is de minimum).Let op enemies worden hier niet meegeteld als NPC. Denk hierbij aan shopkeepers en companions.</text:p>
      <text:p text:style-name="Standaard">Dus type-1 altaren zijn mobieler en sterker dan type-2 altaren, hoewel type-2 altaren langer een buff geven aan de speler en de altaren niet verdwijnen nadat de speler een area verlaat. De sacrificial school heeft een agressieve speelstijl, misschien zelfs agressiever dan de imperial school(zeker sterker voor een kortere periode). En hoewel het een zeer hoge power heeft, geeft het de speler weinig verdedigende hulp.</text:p>
      <text:p text:style-name="Standaard">Er zijn geen kosten verbonden aan de type-1 speciale actie, behalve dan dat de speler moet proberen de altaars stacks te vullen. De type-2 speciale actie kost de speler niks. Wel verliest de speler een NPC waarmee hij kan communiceren. De kosten voor de normale actie bij beide types hang geheel af van de magic.</text:p>
      <text:p text:style-name="Standaard">Sacrificial magic scaled met de knowledge skill en de spells van de normale acties zullen met de magical base damage worden opgeteld, dus zoiets.<text:line-break/><text:span text:style-name="T222">AoE spell damage = knowledge skill * scale rate.<text:s/></text:span><text:span text:style-name="T223"><text:line-break/>Normale spell damage = knowledge skill * scale rate + (spell damage + magical base damage * scale rate).</text:span></text:p>
      <text:p text:style-name="P224">Abjuration</text:p>
      <text:p text:style-name="Standaard">Als de imperial school te vergelijken is met de destruction magic van Skyrim, dan is de abjuration school te vergelijken met de healing en alteration van Skyrim. Met een mix van Dark Souls miracles er doorheen. De real life gelijkenis heet ook abjuration en betekent zoiets als afzwering. Voor meer informatie hierover zie en.wikipedia.org/wiki/abjuration.</text:p>
      <text:p text:style-name="Standaard">De abjuration school houdt zich voornamelijk bezig met het herstellen van de spelers hitpoints, het versterken van de spelers verdediging en het beschadigen van enemies. De healing spells<text:s/><text:soft-page-break/>werken zoals je standaard healing spreuken in andere games. De speler ontvangt pas healing wanneer de speler schade heeft gedaan. Dit kan doormiddel van wapens die gecreëerd worden door de spell. Denk hierbij aan de bound bow en bound sword van Skyrim (<text:a xlink:href="http://elderscrolls.wikia.com/wiki/Bound_Bow_(Skyrim)" office:target-frame-name="_top" xlink:show="replace"><text:span text:style-name="Hyperlink">http://elderscrolls.wikia.com/wiki/Bound_Bow_(Skyrim)</text:span></text:a><text:s/>en http://elderscrolls.wikia.com/wiki/Bound_Sword_(Skyrim)).<text:s/></text:p>
      <text:p text:style-name="Standaard">De healing wapen heeft een zeer lage durability(zie hoofdstuk “Weapons” voor meer info)en zal meestal na 2 of 3 hits breken. Deze type wapens hebben net als de andere wapens 2 acties, speciaal en normaal. Alleen wanneer de speler dus zo’n healing wapen activeert met een spell zal de speler niet de andere spell van zijn magic kunnen activeren voor zolang dat wapen actief is. Healing wapens kunnen sneller gedeactiveerd worden door te switchen naar je andere weapon of als het in je linker arm hebt kun je switchen van 1-handed naar 2-handed. Net als de bound weapons van skyrim.</text:p>
      <text:p text:style-name="Standaard">Per schade uitegedeeld met de healing wapen zal de speler een paar hitpoints terugkrijgen. Het aantal hangt natuurlijk af van de spell zelf. Maar er is natuurlijk ook het verdedigingsaspect van deze school. En nee de speler zal niet zoiets als een bound shield maken (shields zijn weapons dus shields horen bij het healing aspect), nee de spells zullen een soort van armor rondom de speler creëren. Of een soort van shader effect, het maakt voor nu nog niet veel uit. Het is meer van wat de artists zelf willen doen.<text:s/></text:p>
      <text:p text:style-name="Standaard">Denk bij verdedigende spells aan de alteration spell oakflesh van Skyrim (<text:a xlink:href="http://elderscrolls.wikia.com/wiki/Oakflesh" office:target-frame-name="_top" xlink:show="replace"><text:span text:style-name="Hyperlink">http://elderscrolls.wikia.com/wiki/Oakflesh</text:span></text:a>). Verdedigende spells zijn spells die de spelers physical of magical defense verhoogd. Welke de spell verhoogd hangt natuurlijk af van de spell. Maar normaal gesproken zal een spell slechts 1 van de twee verhogen. Ook kunnen verdedigende spells een andere (de)buff geven aan de speler of zijn omgeving.<text:s/></text:p>
      <text:p text:style-name="Standaard">De spells kunnen ook een constructie creëren rondom de speler. Deze constructies zijn gebaseerd op hutten, spheres en simpele huisjes. Deze constructies zijn in principe een soort van wall die de enemies van de speler af duwt en buiten laten. Deze constructies zullen na een bepaalde aantal hits breken, of wanneer de speler eruit loopt. De constructies houden alleen 1 (van de 2) type schade tegen.</text:p>
      <text:p text:style-name="Standaard">Het aanvallende aspect lijkt op de miracles force en wrath of the gods van Dark Souls(<text:a xlink:href="http://darksouls.wikia.com/wiki/Wrath_of_the_Gods" office:target-frame-name="_top" xlink:show="replace"><text:span text:style-name="Hyperlink">http://darksouls.wikia.com/wiki/Wrath_of_the_Gods</text:span></text:a>). Het zijn low damage spells die enemies weg duwen of stunnen. Dit aspect is niet supergroot of uitgebreid, aangezien de healing aspect ook al schade kan doen.</text:p>
      <text:p text:style-name="Standaard">Voor alle aspecten gebruikt de speler movementpoints om de spells te activeren. Abjuration is dus een low damage, low tot medium healing en hoge verdedeging magic type.</text:p>
      <text:p text:style-name="Standaard">De abjuration school scaled met de faith skills van de speler. De base damage van de spells worden met de spelers magical base damage optegeld. Hier is ongeveer hoe de berekening eruit zou moeten zien:<text:s/><text:line-break/>Healing weapon damage = magical base damage van speler + damage van spell + faith * scale rate.<text:line-break/><text:span text:style-name="T225">Damage spells damage = magical base damage / 2 + damage van spell + faith / 2 * scale.</text:span><text:span text:style-name="T226"><text:line-break/></text:span>De 2 in de tweede berekening staan niet vast en moet gewoon gezien worden als een voorbeeld.</text:p>
      <text:p text:style-name="P227">1-handed weapons</text:p>
      <text:soft-page-break/>
      <text:p text:style-name="Standaard">1-handed weapons of 1h weapons zijn wapens die volledig kunnen functioneren in slechts 1 van de spelers armen. Opzich is dit het zelfde als alle 1-handed weapons in andere RPG’s. De wapens zelf zijn niet zwaar en kan op de speler zelf worden gezet wanneer de speler van wapen wisselt.<text:s/></text:p>
      <text:p text:style-name="Standaard">Denk voor een standaard 1h weapon aan zwaarden, hamers, schilde, zwepen en etc. In principe als een wapen niet functioneel kan zijn in 1 hand, is het geen 1-handed weapon. Wanneer de speler een 1h weapon dual wield, zal het wapen bonus damage krijgen en een iets andere moveset. Dual wielden kost ook meer movementpoints om mee te slaan. Het is dus best onnodig om een 1h weapon te dual wielden.</text:p>
      <text:p text:style-name="Standaard">1h weapons scalen met verschillende skills, maar de primaire skills waarmee ze scalen zijn strength en dexterity. Er is nog geen globale berekening voor damage output.</text:p>
      <text:p text:style-name="P228">2-handed weapons</text:p>
      <text:p text:style-name="Standaard">2-handed of 2h weapons zijn wapens die volledig werken wanneer de speler het wapen dual wield. Denk hierbij aan wapens zoals een warhammer, zweihanders, giant versies van weapons. 2h weapons hebben een net wat andere mechanic dan die van de 1h weapons. Ten eerste krijgt de speler een penalty als hij een 2h weapon single wield. De speler verliest niet alleen een groot gedeelte van de damage, maar zal ook veel langzamer slaan met een hoger movementpoint cost.</text:p>
      <text:p text:style-name="Standaard">2h weapons hebben als groot nadeel dat ze niet gebruikt kunnen worden met een tweede wapen of magic (tenzij de speler leert optijd te switchen tussen dual en single wielden). Daar tegenover staat wel dat 2h weapons veel meer schade kunnen doen dan 1h weapons. Net als bij de 1h weapons heb ik nog geen globale berekening voor de damage output voor 2h weapons.</text:p>
      <text:p text:style-name="Standaard">Normale 2h weapons kunnen niet normaal geswapped worden met een ander weapon. Wanneer de speler een 2h weapon wilt switchen zal de 2h weapon in de grond worden vast gezet, inplaats dat het in zijn “backpack” gaat zoals bij normale 1h weapons. Nadeel hiervan is dat als de speler terug wilt switchen hij de 2h weapon moet oppakken. Bepaalde enemies kunnen ook de 2h weapon oppakken en tegen de speler gebruiken.</text:p>
      <text:p text:style-name="Standaard">2h weapons scalen met verschillende skills, maar voornamelijk strength.</text:p>
      <text:p text:style-name="P229">Ranged Weapons</text:p>
      <text:p text:style-name="Standaard">Ranged weapons zijn, verassend genoeg, wapens wiens primaire functie er voor zorgt dat de speler op een grote afstand kan aanvallen. Ranged weapons kunnen zowel 1h als 2h weapons zijn. Ranged weapons zoals bogen zijn 2h weapons en kunnen niet afgeschoten worden met 1 arm (best logisch). En chakrams (Indiase werpwapen) kunnen wel gegooid worden met 1 arm, ook vrij logisch.</text:p>
      <text:p text:style-name="Standaard">Ranged weapons scalen voornamelijk met accuracy. Hoewel accuracy niet de damage output verhoogd, maar de kans op een critical hit.</text:p>
      <text:p text:style-name="Standaard">Voor een uitgebreide lijst van de drie soorten weapons zie de supplementary game documents “Weapons &amp; Armors”.</text:p>
      <text:p text:style-name="P230">Armor</text:p>
      <text:soft-page-break/>
      <text:p text:style-name="Standaard">Armor (dit wordt shockerend) is een item class dat de speler draagt als kleren. Armor in ons spel zal voornamelijk de movementspeed en verdedeging va de speler bepalen. Sommige armor kunnen ook andere soorten (de)buffs geven. Zie de supplementary game document “Weapons &amp; Armors” voor een uitgebreide lijst van armors.<text:s/></text:p>
      <text:p text:style-name="Standaard">Net als weapons kunnen armors perks unlocken wanneer de speler een bepaalde skill op een bepaalde level hebben. Dit geldt alleen voor de heavy en magic armor types.</text:p>
      <text:p text:style-name="P231">Light Armor</text:p>
      <text:p text:style-name="Standaard">Armors van light armor zijn over het algemeen van lichte materialen gemaakt. Light armors focussen meer op mobiliteit dan verdediging. Dit zorgt ervoor dan light armor sets vaak het goedkoopst en het zwakst zijn. Aangezien ze licht zijn zullen ze de speler niet of weinig vertragen. Ze zullen tevens ook weinig schade voor de speler opvangen. Light armor bezit een lage durability en zal als gevolg snel stuk gaan.</text:p>
      <text:p text:style-name="P232">Medium Armor</text:p>
      <text:p text:style-name="Standaard">Armors van deze type zullen al meer schade opvangen dan light armor, maar ook de speler meer vertragen. Medium armor heeft beter durability dan light armor, maar gaat niet zolang mee als de heavy armor type. Over het algemeen zijn medium armors een goed middelpunt tussen light en heavy armor types, en de prijs zal ook er tussen in komen te liggen. Met de simpele balans tussen verdediging en snelheid, is dit goeie armor type voor beginners.</text:p>
      <text:p text:style-name="P233">Heavy Armor</text:p>
      <text:p text:style-name="Standaard">Heavy armor sets zullen van de speler een bepaalde strength level vragen. Als de speler onder het aantal zit zal hij een debuff krijgen. Dit is te vergelijken met de 2h weapons regel, waarin staat dat de speler een penalty krijgt als hij met 1 hand aanvalt. De speler zal naast de debuff ook een lagere movementpoints recovery time krijgen wanneer hij heavy armor krijgt.</text:p>
      <text:p text:style-name="Standaard">Heavy armor heeft de hoogste verdedeging van alle armor types. Daar tegenover staat wel dat het de op 1 na duurste armor type is. Als je zou kunnen raden hebben heavy armors de hoogste durability</text:p>
      <text:p text:style-name="P234">Magic Armor</text:p>
      <text:p text:style-name="Standaard">Magic armors hebben een lage fysieke verdediging, maar een hoge speciale verdediging. Ze zijn ook het lichst van alle armor types. Magic armor is ook het duurste armor type. Ze geven verre weg ook de beste effects aan de speler. Deze soorten effecten houden in: de speler over tijd healen, de spelers status verhogen en etc.</text:p>
      <text:p text:style-name="Standaard">Magic armors verdediging scaled met de spelers knowledge en faith (met welke het scaled hangt van de speler af).</text:p>
      <text:p text:style-name="P235">Bosses</text:p>
      <text:p text:style-name="Standaard">Bosses zijn de NPC’s die een vloer bewaken en de speler moet verslaan om naar de volgende vloer te mogen. De bedoeling is dat ieder boss zijn eigen fight mechanic gaat gebruiken, maar dit lijkt me niet te doen. De volgorde van de bosses is niet een vast iets. Een boss kan de in 1 playthrough op vloer 2 tevoorschijn komen en in een andere playthrough pas op vloer 6.</text:p>
      <text:soft-page-break/>
      <text:p text:style-name="Standaard">De Boss zal uiteraad niet even sterk zijn op vloer 6 als zijn versie met vloer 2. De stats van de boss zullen mee gescaled worden met de vloer waarop hij verschijnt. Dus de boss van vloer 6 zal altijd betere stats hebben dan die van vloer 2.</text:p>
      <text:p text:style-name="Standaard">Dit is geheel random en we zullen de bosses een floor range geven. Een floor range bepaald op welke floors de boss kan verschijnen, denk maar aan de encounters in Pokémon. We kunnen de floor range van een boss zo groot of klein maken als we willen, maar voor nu lijkt het me verstandig als we aan stappen van 5 of 10 denken.</text:p>
      <text:p text:style-name="Standaard">Bosses hebben niet alleen hun eigen fight mechanic, maar natuurlijk ook zwaktes en sterktes. Zo zullen sommige bosses sterker zijn tegen een type aanval, of zwakker tegen andere types. Ook heeft ieder boss een race, hun race bepaald hun uiterlijk en overal move set. Dit zorgt ervoor dat de speler een beetje kan raden van hoe een nieuwe boss zich zal gedragen, als hij daarvoor tegen een boss had gevochten die er op leek.</text:p>
      <text:p text:style-name="Standaard">Bijna elke boss heeft zijn eigen arena als dit nodig is voor hun mechanic. Denk hierbij aan obstakels, hazards en enemies. Ook zal arena zich aanpassen aan de eisen van de objectives. Een boss kan verschillende objectives hebben, voorbeelden van zulk soort objectives zijn: red een NPC, doe schade op een bepaald manier, doe schade met bepaald wapen, activeer iets in de arena en etc. Als de speler deze objectives voltooid zal hij een beloning krijgen. De speler kan extra penance ontvangen, een buff krijgen of de boss verzwakken of het gevecht makkelijker maken.</text:p>
      <text:p text:style-name="Standaard">Wanneer je een boss verzint, moet je dus de punten van hierboven zo goed mogelijk beschrijven. Zodat we weten hoe jij ongeveer wilt dat een boss zich gedraagd en hoe zijn arena eruit komt te zien. Ook is het handig om te zeggen hoe hij ongeveer eruit moet komen te zien. Het beste is als je een plaatje of twee erbij zet, zodat de artist kunnen zien waar je jouw inspiratie vandaan hebt gehaald. Hyperlinks mogen natuurlijk ook worden gebruikt.</text:p>
      <text:p text:style-name="Standaard">Enemies zijn NPC’s die zich in de boss arena bevinden en de boss helpen door onder andere de boss te healen, de speler aan te vallen, tijdelijk de boss te verdedigen en etc. Elke boss heeft zijn eigen set enemies die hem helpen. Maar we gaan meerdere enemies voor meerdere bosses gebruiken. Dus 2 of meer bosses kunnen de zelfde enemies hebben.</text:p>
      <text:p text:style-name="Standaard">Als je een boss wilt maken met een ras die al in detail beschreven is door een groepsgenoot, moet je zijn visie houden of in overleg gaan met hem. Een voorbeeld hiervan zou zijn als groepslid A de Orc ras beschreven heeft als groene gespierde mannen en groepslid B dacht zelf aan donker gele wezen met twee keer de grote van een mens. Moet groepslid B zijn ras een ander naam geven of met groepslid A overleggen of hij zijn boss een orc mag noemen.</text:p>
      <text:p text:style-name="Standaard">Dit komt waarschijnlijk een beetje knullig over, maar onthoudt wel dat de speler op een gegeven moment moet kunnen herkennen wat voor ras een boss of enemy is. Zodat hij kan voorspellen hoe zo’n nieuwe enemy/boss zich zou kunnen gedragen. Denk hierbij aan de Asylum Demon, Stray Demon en Demon Firesage van Dark Souls (<text:a xlink:href="http://darksouls.wikia.com/wiki/Demon_Firesage" office:target-frame-name="_top" xlink:show="replace"><text:span text:style-name="Hyperlink">http://darksouls.wikia.com/wiki/Demon_Firesage</text:span></text:a>,<text:s/><text:a xlink:href="http://darksouls.wikia.com/wiki/Stray_Demon" office:target-frame-name="_top" xlink:show="replace"><text:span text:style-name="Hyperlink">http://darksouls.wikia.com/wiki/Stray_Demon</text:span></text:a>, http://darksouls.wikia.com/wiki/Asylum_Demon). De bossen zijn van de zelfde ras, lijken op elkaar en hebben ongeveer de zelfde moveset. Hoewel deze drie meer soort van recolors van elkaar zijn, maar goed.</text:p>
      <text:p text:style-name="Standaard">Enemies zijn NPC’s die zich in de boss arena bevinden en de boss helpen door onder andere de boss te healen, de speler aan te vallen, tijdelijk de boss te verdedigen en etc. Elke boss heeft<text:s/><text:soft-page-break/>zijn eigen set enemies die hem helpen. Maar we gaan meerdere enemies voor meerdere bosses gebruiken. Dus 2 of meer bosses kunnen de zelfde enemies hebben.</text:p>
      <text:p text:style-name="Standaard">Voor een uitgebreide lijst of om bosses en enemies toe te voegen ga naar de suplementary game document “Book of Monsters”.</text:p>
      <text:p text:style-name="P236">Fillerboss</text:p>
      <text:p text:style-name="Standaard">Een fillerboss is een boss die we maken om de game wat op te vullen. Denk hierbij aan de asylum demon, stray demon en firesage van dark souls. Dit zijn bosses die op elkaar uitbouwen. De fillerbosses zitten in een “familie” en een fillerlist. Het verschil tussen de twee is dat de “familie” alleen aangeeft waar de fillerbosses op gebaseerd zijn. De fillerlist geeft aan hoe uitgebreid de fillerboss is vergeleken met de andere fillerbosses in zijn “familie”.</text:p>
      <text:p text:style-name="Standaard">De fillerbosses hebben movesets die gebaseerd zijn op de moveset van de nummer 1 in hun fillerlist. De lager de fillerboss dus in de fillerlist staat des te uitgebreider zijn moveset is. Ook verandert de uiterlijk van fillerbosses slechts een klein beetje. Het verschil kan hem in de kleur van de texture liggen of in een extra stukje armor of net een ander wapen.<text:s/></text:p>
      <text:p text:style-name="Standaard">De bedoeling is dat deze bosses sneller gemaakt kunnen worden en ons spel hierdoor groter lijkt. Als wij bijvoorbeeld 10 bosses hebben en 2 “families” met ieder drie fillerbossen hebben, zouden we dus al 14 bosses hebben! Ook zijn fillerbosses niet moeilijk te plaatsen in de tiers, en zal onze gameflow makkelijker te bepalen zijn. Fillerbosses hoeven niet eens perse een uitgebreidere moveset te hebben, hun aanvallen kunnen gewoon sterker of groter zijn dan hun template. Templates zijn trouwens de fillerbosses die op nummer 1 staan in hun fillerlist en ook tevens waar hun “familie” naar wordt vernoemd.</text:p>
      <text:p text:style-name="Standaard">Wanneer je een fillerboss gaat maken moet je op zijn minst al twee versies in je hoofd hebben bedacht. Ook moet je erbij zetten bij welke “familie” hij hoort en welke rang hij heeft in de fillerlist. Naast dat als de speler geen andere attributen verzint zal de fillerboss de onveranderde attributen van de template gebruiken. Voorbeeld: als de template element fire is en de tweede fillerboss geen ander element heeft, hoeft de maker dit niet op te schrijven. Als de maker in plaats van een ander element wilt invullen een extra elements, kan hij een + ervoor zetten. Voor meer informatie en voorbeelden zie de extra game document “Book of Monsters”.</text:p>
      <text:p text:style-name="P237">Elementen</text:p>
      <text:p text:style-name="Standaard">Elementen bepalen grotendeels de zwakke en sterke punten van bosses, weapons, armor, magics en meer. Onze elementen hebben een soort van steen, papier, schaar mechanic. Alleen in plaats dat ze elkaar uitschakelen, hebben ze een bepaalde set van mogelijkheden. Hieronder volgt een lijst met onze elementen.</text:p>
      <text:p text:style-name="Standaard">First Degree Elements</text:p>
      <text:list text:style-name="LFO9" text:continue-numbering="true">
        <text:list-item>
          <text:p text:style-name="P238">Aether</text:p>
        </text:list-item>
        <text:list-item>
          <text:p text:style-name="P239">Void</text:p>
        </text:list-item>
        <text:list-item>
          <text:p text:style-name="P240">Soul</text:p>
        </text:list-item>
      </text:list>
      <text:p text:style-name="Standaard">Second Degree Elements</text:p>
      <text:list text:style-name="LFO9" text:continue-numbering="true">
        <text:list-item>
          <text:p text:style-name="P241">Air</text:p>
        </text:list-item>
        <text:list-item>
          <text:p text:style-name="P242">Earth</text:p>
        </text:list-item>
        <text:list-item>
          <text:p text:style-name="P243">Fire</text:p>
        </text:list-item>
        <text:list-item>
          <text:p text:style-name="P244">Water</text:p>
        </text:list-item>
        <text:list-item>
          <text:p text:style-name="P245">Metal</text:p>
        </text:list-item>
        <text:list-item>
          <text:p text:style-name="P246">Wood</text:p>
        </text:list-item>
      </text:list>
      <text:p text:style-name="Standaard">Third Degree Elements</text:p>
      <text:list text:style-name="LFO9" text:continue-numbering="true">
        <text:list-item>
          <text:p text:style-name="P247">Sulphur</text:p>
        </text:list-item>
        <text:list-item>
          <text:p text:style-name="P248">Mercury</text:p>
        </text:list-item>
        <text:list-item>
          <text:p text:style-name="P249">Salt</text:p>
        </text:list-item>
      </text:list>
      <text:p text:style-name="Standaard">Ik ben er nog niet helemaal uit hoe ik de elementen zal groeperen maar voor nu heb ik het maar zo gedaan, van abstract naar concreet. De elementen die je in de lijst tot nu toe ziet zijn allemaal gebaseerd op de klassieke elementen van oude culturen. De bekendste van de klassieke set van elementen is de Griekse, waarin water, vuur, aarde, lucht en aether in zit. De Chinese klassieke elementen waar hout, water, aarde, vuur en metaal in zitten. Ik kan de andere ook wel noemen, maar zal jullie gewoon een link geven:<text:s/><text:a xlink:href="https://en.wikipedia.org/wiki/Classical_element" office:target-frame-name="_top" xlink:show="replace"><text:span text:style-name="Hyperlink">https://en.wikipedia.org/wiki/Classical_element</text:span></text:a>.</text:p>
      <text:p text:style-name="Standaard">Ik weet niet of ik de elementen ook in hun eigen supplementary game document ga zetten. Ik dnek niet dat het super uitgebreid wordt. Maar als jullie dit fijner zullen vinden om later jullie eigen elementen toe te voegen, kunnen we dit altijd nog overleggen. Voor nu zal ik de lijst van hierboven maar hier uitleggen, net zoals ik met de magic schools heb gedaan.</text:p>
      <text:p text:style-name="Standaard">De Degrees van een element geeft aan hoe abstract en sterk het is. Elementen van de First Degree staan hoger in kracht en effectiviteit dan de Second Degree. Dit geldt ook voor het Second Degree en de Third degree elementen. Ik weet niet of ik de relatie tussen de drie degrees nog ga uitbreiden of voor nu zo laat. Maar ik denk dat het beter zal zijn als ik een tabel ga maken met alle elementen en dan daarin aangeef welke nou waar tegen kan enzo.</text:p>
      <text:p text:style-name="P250">First Degree Element – Aether</text:p>
      <text:p text:style-name="Standaard">Aether of Ether is de mythische element dat vroeger gebruikt werdt om bijzondere fenomenen uit te leggen. 1 van zo’n fenomeen waar voor aether het antwoordt werdt beschoudt was de verplaatsing van licht door de ruimte heen. Net als hoe geluid zich voort beweegt door lucht, dachten de wetenschappers dat licht zich ook een medium nodig had. En omdat er geen lucht is in de ruimte, moest er wel iets zijn zoals aether. Licht beweegd zich dus door middel van aether. Aether werd ook door de oude Grieken gezien als de lucht dat de Griekse goden in ademden. <text:s/>Bron: https://en.wikipedia.org/wiki/Aether_(classical_element).</text:p>
      <text:p text:style-name="Standaard">Dus onze aether zal op deze twee principes werken. Dingen (zoals eerder besproken kan dit van alles zijn wat een element nodig heeft) met een aether element zullen meer invloed hebben over faith related vaardigheden, zoals healen of licht manipuleren. Aether is zwak tegen soul elementen, omdat de soul zich voedt met aether.<text:s/></text:p>
      <text:p text:style-name="Standaard">Het zal sterk zijn tegen void elementen, omdat het de goddelijke lucht is die lege ruimtes vult. Onze aether element is te vergelijken met de light, divine en life elementen van andere spellen.</text:p>
      <text:soft-page-break/>
      <text:p text:style-name="P251">First Degree Element – Void</text:p>
      <text:p text:style-name="Standaard">Void is het vijfde element van de Godai, de Japanse klassieke elementen. Hoewel dit als Ku wordt genoemd en vertaald als void, is het gewoon een soort van aether (<text:a xlink:href="https://en.wikipedia.org/wiki/Five_elements_(Japanese_philosophy))" office:target-frame-name="_top" xlink:show="replace"><text:span text:style-name="Hyperlink">https://en.wikipedia.org/wiki/Five_elements_(Japanese_philosophy))</text:span></text:a>. Daarom zullen we onze void baseren op void als in een leegte.<text:s/></text:p>
      <text:p text:style-name="Standaard">Onze void is dus de leegte waar niks in bestaat of kan bestaan. Daarom zijn dingen die de void element gebruiken gefocust op het verlagen van stats en crowd control. Dingen die geen elementen hebben, zijn automatisch void elementen.<text:s/></text:p>
      <text:p text:style-name="Standaard">Void is zwak tegen het aether element en sterk tegenover het soul element. Onze void element is te vergelijken met de shadow, dark, night elementen van andere spellen.</text:p>
      <text:p text:style-name="P252">First Degree Element – Soul</text:p>
      <text:p text:style-name="Standaard">Soul is het vijfde element van de Wicca religie. Hoewel ze het spirit noemen, noem ik het voor nu soul. De soul het ook tevens het derde onderdeel van een mens en gepresenteerd onze onsterfelijke aspect. Bron:<text:s/><text:a xlink:href="https://en.wikipedia.org/wiki/Wicca" office:target-frame-name="_top" xlink:show="replace"><text:span text:style-name="Hyperlink">https://en.wikipedia.org/wiki/Wicca</text:span></text:a><text:s/></text:p>
      <text:p text:style-name="Standaard">Omdat soul te maken heeft met onze supernatuurlijke kant, zal het soul element groot invloed hebben over knowledge en alle magics. Het bepaald de weerstand tegen magic damage. Alle magics/spells die geen element hebben zijn automatisch van het soul element.<text:s/></text:p>
      <text:p text:style-name="Standaard">Het soul element is sterk tegenover het aether element en zwak tegen over het void element.</text:p>
      <text:p text:style-name="P253">Second Degree Element – Air</text:p>
      <text:p text:style-name="Standaard">Het air element is gebaseerd op de air element van de Griekse klassieke elementen. Het is het element dat men niet kan zien, maar altijd kan voelen. Air was ook gecombineerd met aether, met als aether de opperlucht der goden en aer als de lucht voor de mensen. Air was zo belangrijk dat het gelinkt werd met onze adem en daarvan uit onze psyche. Bron:<text:s/><text:a xlink:href="https://en.wikipedia.org/wiki/Air_(classical_element)" office:target-frame-name="_top" xlink:show="replace"><text:span text:style-name="Hyperlink">https://en.wikipedia.org/wiki/Air_(classical_element)</text:span></text:a>.</text:p>
      <text:p text:style-name="Standaard">Het air element in ons spel zal voornamelijk kan over het duwen, vertragen of versnellen van dingen.<text:s/></text:p>
      <text:p text:style-name="Standaard">Air element is zwak tegen over het earth element, zwakker tegenover het water element en het zwakst tegen het fire element. Het is neutraal tegenover het metal element en sterk tegen het hout element.<text:s/></text:p>
      <text:p text:style-name="P254">Second Degree Element – Earth</text:p>
      <text:p text:style-name="Standaard">Net als air is het earth element gebaseerd om earth van de oude Griekse elementen. Earth werd gezien als het symbool van gewicht, materie en de Aardse wereld. Ook werd het gezien als het element van leven en dood. Natuurlijk denken wij ook aan zekerheid en rijkdommen. Bron:<text:s/><text:a xlink:href="https://en.wikipedia.org/wiki/Earth_(classical_element)" office:target-frame-name="_top" xlink:show="replace"><text:span text:style-name="Hyperlink">https://en.wikipedia.org/wiki/Earth_(classical_element)</text:span></text:a>.</text:p>
      <text:p text:style-name="Standaard">Het earth element is vooral gericht op het versterken van de verdedigende aspecten, crowd control en drop chance.<text:s/></text:p>
      <text:p text:style-name="Standaard">Earth is zwak tegen het wood element, zwakker tegen het metal element en het zwakst tegen water element. Voor de rest is het sterk tegen het air element en neutraal tegen fire element.</text:p>
      <text:p text:style-name="P255">Second Degree Element – Fire</text:p>
      <text:soft-page-break/>
      <text:p text:style-name="Standaard">Fire element is geassocieerd met energie en passie. De Griekse god Prometheus gaf mensen onze eerste vlam. Deze vlam kwam van berg Olympus en voor het stelen werd Prometheus bestraft. Bron :<text:s/><text:a xlink:href="https://en.wikipedia.org/wiki/Fire_(classical_element)" office:target-frame-name="_top" xlink:show="replace"><text:span text:style-name="Hyperlink">https://en.wikipedia.org/wiki/Fire_(classical_element)</text:span></text:a>.<text:s/></text:p>
      <text:p text:style-name="Standaard">Als we onze fire element op deze drie apsecten, energie, passie, en bestraffing richten, hebben dingen met de fire element invloed over buffs, de strength skill en penance.<text:s/></text:p>
      <text:p text:style-name="Standaard">Het fire element is neutraal tegen het earth element en zwak tegen het water element. Het fire element is tevens sterk tegen het metal element en sterker tegen het wood element en het sterkst tegen het air element.</text:p>
      <text:p text:style-name="P256">Second Degree Element – Water</text:p>
      <text:p text:style-name="Standaard">Het Water element is de laatste van de vier klassieke Griekse elementen. Het wordt voornamelijk geassocieerd met onze emoties en<text:s/><text:span text:style-name="T257">intuïtie. Het is het meest flexibele van de vier elementen en het een directe connectie met onze oorsprong. Bron:<text:s/></text:span><text:a xlink:href="https://en.wikipedia.org/wiki/Water_(classical_element)" office:target-frame-name="_top" xlink:show="replace"><text:span text:style-name="T258">https://en.wikipedia.org/wiki/Water_(classical_element)</text:span></text:a><text:span text:style-name="T259">.</text:span></text:p>
      <text:p text:style-name="P260">De aspecten waar ons water zich op gaat baseren zijn de emoties, intuïtie en oorsprong. Hierdoor hebben dingen met het water element groot invloed over de dexterity skill, de evocation school, crowd control resistance en het verwijderen van status effects.</text:p>
      <text:p text:style-name="P261">Het water element is zwak tegen het metal element en zwakker tegen het wood element. Het is sterk tegen over het air element, sterker tegen het earth element en het sterkst tegen het vuur element.</text:p>
      <text:p text:style-name="P262">Second Degree Element – Metal</text:p>
      <text:p text:style-name="Standaard"><text:span text:style-name="T263">Onze metal element is gebaseerd op het metal element van de Wu Xing, of ook wel bekend als de Chinese klassieke elementen. Het wordt o.a. geassocieerd met de kleur wit, de planeet Venus, herfst en ouderdom. Kleur wit wordt trouwens geassocieerd met dood. Westerse filosofen vergelijken het metal element me t het Griekse air element. Bron:<text:s/></text:span><text:a xlink:href="https://en.wikipedia.org/wiki/Metal_(Wu_Xing)" office:target-frame-name="_top" xlink:show="replace"><text:span text:style-name="T264">https://en.wikipedia.org/wiki/Metal_(Wu_Xing)</text:span></text:a><text:span text:style-name="T265">.</text:span></text:p>
      <text:p text:style-name="P266">Het metal element in ons spel is geassocieerd met de dood, de will skill en alle weapons die geen element hebben of van de wood element zijn. Met de dood bedoel ik dan de respawn van de speler en het sneller/beter doden van de enemies.</text:p>
      <text:p text:style-name="P267">Het metal element is neutraal tegen het air element en zwak tegen het fire element. Het is sterk tegen het earth element, sterker tegen het water element en het sterkst tegen het wood element.</text:p>
      <text:p text:style-name="P268">Second Degree Element – Wood</text:p>
      <text:p text:style-name="Standaard"><text:span text:style-name="T269">Wood komt van de eerste fase, of ook wel element, van de Wu Xing. Het is geassocieerd met dingen zoals kracht en flexibiliteit, warmte, generositeit, co-operatie, lente, de planeet Jupiter kleur groen en de azure dragon (?). bron:<text:s/></text:span><text:a xlink:href="https://en.wikipedia.org/wiki/Wood_(Wu_Xing)" office:target-frame-name="_top" xlink:show="replace"><text:span text:style-name="T270">https://en.wikipedia.org/wiki/Wood_(Wu_Xing)</text:span></text:a><text:span text:style-name="T271">.</text:span></text:p>
      <text:p text:style-name="P272">Onze wood element beinvloed aspecten zoals companions, prijzen van de shops, de dexterity skill, de health skill, de stamina skill en wapens zonder een element of het metal element.</text:p>
      <text:p text:style-name="P273">Het wood element is zwak tegen het air element, zwakker tegen het metal element en het zwakst tegen het fire element. Het is sterk tegenover het earth element en sterker tegen het water element.</text:p>
      <text:soft-page-break/>
      <text:p text:style-name="P274">Third Degree Element – Sulphur</text:p>
      <text:p text:style-name="Standaard"><text:span text:style-name="T275">Het sulphur element is te associëren met de geur van Hel. Het is tevens 1 van de drie extra elementen in middeleeuwse alchemie. Het werd ook wel “de steen dat brand” genoemd. Bron:<text:s/></text:span><text:a xlink:href="https://en.wikipedia.org/wiki/Sulfur#Antiquity" office:target-frame-name="_top" xlink:show="replace"><text:span text:style-name="T276">https://en.wikipedia.org/wiki/Sulfur#Antiquity</text:span></text:a><text:span text:style-name="T277">.</text:span></text:p>
      <text:p text:style-name="P278">Onze sulphur element is geassocieerd met onze thema (de onderwereld) en items van het sulphur element zijn items die gebruikt kunnen worden om de speler te helpen. Het helpt de speler door o.a. de speler zijn healthpoints te herstellen, zijn movementpoints te herstellen, zijn recovery rates te verhogen en kunnen op enemies gegooid worden voor damage (Net zoals de bombs in Dark Soul). Ook kunnen sulphur element items gebruikt worden om enemies te charmen. <text:s/>Het explosieve aspect van sulphur wordt in ons game verwerkt, zo dat de speler enige cooldowns kan versnellen.<text:s/></text:p>
      <text:p text:style-name="P279">Third Degree Element – Mercury</text:p>
      <text:p text:style-name="Standaard"><text:span text:style-name="T280">In de oude alchemie werd er gedacht dat het mercury element de oorsprong was van alle metalen. Omdat we al een metal element hebben en van hoger rang, heb ik besloten om onze mercury element te baseren op het feit dat het zwaar giftig is. Bron:<text:s/></text:span><text:a xlink:href="https://en.wikipedia.org/wiki/Mercury_(element)#History" office:target-frame-name="_top" xlink:show="replace"><text:span text:style-name="T281">https://en.wikipedia.org/wiki/Mercury_(element)#History</text:span></text:a><text:span text:style-name="T282">.</text:span></text:p>
      <text:p text:style-name="P283">Dingen van de mercury element zijn er vooral op gericht om status effects te versterken. Alle object met het mercury object zullen ook altijd een poison effect hebben. Zoals een armor set met het mercury element enemies kan vergiftigen.<text:s/></text:p>
      <text:p text:style-name="P284">Third Degree Element – Salt</text:p>
      <text:p text:style-name="Standaard">Aan de hand dat ik geen goeie of leuke bronnen kan vinden over alchemic salt element, zal ik het verhaaltje van de verwoesting van Sodom en Gomorah gebruiken. Met nadruk op het lot van Lot zijn vrouw, die in een zoutzuil veranderde. En natuurlijk ook hoe zout afwerende krachten bezit tegen demonische machten. Bron:<text:s/><text:a xlink:href="https://en.wikipedia.org/wiki/Lot_(biblical_person)#Lot_flees_Sodom" office:target-frame-name="_top" xlink:show="replace"><text:span text:style-name="Hyperlink">https://en.wikipedia.org/wiki/Lot_(biblical_person)#Lot_flees_Sodom</text:span></text:a>.<text:s/></text:p>
      <text:p text:style-name="Standaard">Dingen van het salt element zullen damage over time versterken en enemies fearen. Ook kunnen alle dingen van het salt element andere in een zoutzuil veranderen, denk hierbij aan de petrification van Dark Souls (<text:a xlink:href="http://darksouls.wikia.com/wiki/Petrification" office:target-frame-name="_top" xlink:show="replace"><text:span text:style-name="Hyperlink">http://darksouls.wikia.com/wiki/Petrification</text:span></text:a>).</text:p>
      <text:p text:style-name="P285">Levels</text:p>
      <text:p text:style-name="Standaard">In principe hebben we evenveel levels als dat we bosses hebben, plus de rust plaats. De minigames zullen voornamelijk 2D zijn. Dit heeft als reden dat de minigames niet de focus van onze game zijn en als we het 2D maken het simpelweg minder tijd in beslag.</text:p>
      <text:p text:style-name="Standaard">De rustplaats is de level dat weinig zal veranderen. Het enige wat zal veranderen door het spel heen is de inhoud van het level. Dit hangt af van hoever de speler is in het spel en welke bosses de speler verslagen heeft of welke NPC’s de speler gered heeft.</text:p>
      <text:p text:style-name="Standaard">De levels van de bosses bestaan uit drie onderdelen, waarvan 2 constant zullen veranderen. Het eerste onderdeel is de wand/muur van de arena. De muren zijn opgemaakt van gates en tribunes. De muren kunnen ook accessoires bezitten, dit zijn voorwerpen die kunnen dienen voor de sier of om de speler en/of mobs te beschadigen. Denk hierbij aan speren of skulls.</text:p>
      <text:p text:style-name="Standaard">Het tweede deel van de boss levels is de grond. De grond zal het meest veranderen. Bijna voor elke boss zal er een nieuwe grond worden gemaakt. Als er geen specifieke grond verzonnen is<text:s/><text:soft-page-break/>voor een boss zal de grond, de standaard materiaal gebruiken. Denk bij verschillend gronden aan verschillende environments, zoals sneeuw, lava, waterplassen, laag water en wouden. Een boss zal ook niet volledig klaar zijn als de grond voor zijn level niet gemoddeld is.</text:p>
      <text:p text:style-name="Standaard">Het derde en laatste onderdeel van de boss levels is de skybox. De skybox verandert minder vaak en zal alleen veranderen wanneer een boss gebruik zal maken van een ander light environment. Hiermee bedoel ik dus dat de boss bijvoorbeeld in het duister vecht of in een regenstorm zit.</text:p>
      <text:p text:style-name="Standaard">Alle bosslevels zullen op zijn minst 2 doorgangen hebben. 1 ingang en 1 uitgang. De rust level heeft 1 in –en uitgang, die de speler gebruikt om in en uit de rust level te gaan. De minigames zullen available worden door speciale interacties met voorwerpen of NPC’s en bezitten dus geen echte in –of uitgangen.</text:p>
      <text:p text:style-name="P286">Environment</text:p>
      <text:p text:style-name="Standaard">De environment van het spel moet dus bijna per boss een beetje veranderen. Maar in principe moet het hele spel een overheersende thema hebben. In ons geval is dit dus hel, maar wat voor hel? De typische popcultuur hel, de hel van de middeleeuwse schilderijen? Dit moeten we nog met zijn allen bepalen, het enige wat ik nu kan zeggen is dat wij gewoon naar veel verscheidene hellen moeten gaan kijken en bepalen welke ons het leukst lijkt. Dit raad ik sterker aan voor de artists dan de programmers. Puur omdat de artists het uiteindelijk moeten gaan uitbeelden en maken.</text:p>
      <text:p text:style-name="P287">Progressie</text:p>
      <text:p text:style-name="Standaard">Dit is niet zo’n moeilijk onderdeel. We moeten gewoon een logische opbouw hebben van bosses. Het enige waar we voor nu ons moeten bekommeren is de progressie van de bosses een soort van random is. Het is niet helemaal willekeurig aangezien de bosses die we gaan ontwerpen wel zwakker en/of minder uitgebreid zullen zijn dan andere bosses. Dus ik stel voor dat we voor nu met tiers zullen werken, een soort van ladder systeem.</text:p>
      <text:p text:style-name="Standaard">Denk hierbij aan een ranglijst van bosses die bepalen wanneer een boss kan verschijnen en wanneer niet. Elk tier zal voor nu 1/5 van de levels representeren. Dit betekent dat als wij in onze gamelab alleen 10 bosses hebben we om de 2 levels een nieuwe tier krijgen. Een hoger tier betekent niet dat de boss sterker is, de sterkte van de boss is afhankelijk van de level waar hij tevoorschijn komt. De tier geeft alleen aan wanneer een boss kan verschijnen. Een tier 1 boss zal dus nooit kunnen verschijnen in een tier 2 level.</text:p>
      <text:p text:style-name="Standaard">Dus hoe bepalen wij in wat voor tier de bosses komen? Nou, ik denk dat we het voor nu op de volgende attributen moeten focussen.</text:p>
      <text:list text:style-name="LFO10" text:continue-numbering="true">
        <text:list-item>
          <text:p text:style-name="P288">Zijn de moveset en uiterlijk van de boss volledig uniek?</text:p>
        </text:list-item>
        <text:list-item>
          <text:p text:style-name="P289">Hoe hoog staat de fillerboss in de fillerlijst?</text:p>
        </text:list-item>
        <text:list-item>
          <text:p text:style-name="P290">Hoe uitgebreid is de boss zijn moveset?</text:p>
        </text:list-item>
        <text:list-item>
          <text:p text:style-name="P291">Hoe sterk wilt de maker van de boss, de boss hebben?</text:p>
        </text:list-item>
        <text:list-item>
          <text:p text:style-name="P292">Is de tier vol?</text:p>
        </text:list-item>
      </text:list>
      <text:p text:style-name="Standaard">Ik zal even elk punt beter uitleggen. Bij de eerste punt kijken wij of de boss een fillerboss is. Kort uitgelegd kijken we of de moveset en uiterlijk van de boss uniek is, als dit het geval is dan kan de maker van de boss zelf bepalen in welke tier de boss komt.</text:p>
      <text:soft-page-break/>
      <text:p text:style-name="Standaard">De tweede punt kijkt hoe hoog de fillerboss in de fillerlijst staat van zijn “familie”. Als hij laag staat betekent dit dat het de zwakkere variant is, en vice versa. De derde punt checkt hoe uitgebreid de moveset is. Hoe uitgebreide de moveset des te hoger tier de boss kan claimen.</text:p>
      <text:p text:style-name="Standaard">Als laatste punt bepaald de maker natuurlijk hoe sterk hij zijn boss wilt hebben. Wilt de maker zijn boss zwak genoeg maken voor het begin van het spel? Of wilt de maker zijn boss “endboss” level hebben? Bij de vijfde punt wordt er gekeken of er nog plek is in die tier. Denk eraan dat bij 10 bosses we om de 2 bosses een nieuwe tier in gaan, dit betekent dus dat er voor nu maar 2 bosses per tier kan zitten.</text:p>
      <text:p text:style-name="Standaard">Uiteindelijk maakt het niet zoveel uit in welk tier een boss zal komen. De tier zegt niets over hoe goed de boss gedesigned is. En als er geen plek meer is in de ene tier is zullen bosses in tier komen waar ze waarschijnlijk niet in horen. De tiers zijn er om ons te helpen met het bepalen van progressie van het spel.</text:p>
      <text:p text:style-name="P293">Artstyle</text:p>
      <text:p text:style-name="Standaard">Ik heb nog geen concreet beeld van hoe ik het wil hebben, en aangezien we dit ook als een groep straks moeten bepalen kunnen we het hier later overhebben. Ik heb wel alvast een lijst waarin staat hoe ik het voor nu wil hebben.</text:p>
      <text:list text:style-name="LFO11" text:continue-numbering="true">
        <text:list-item>
          <text:p text:style-name="P294">De art moet niet cartoony worden.</text:p>
        </text:list-item>
        <text:list-item>
          <text:p text:style-name="P295">De art moet een beetje op dat van Dark Souls of Lord of the Fallen worden.</text:p>
        </text:list-item>
        <text:list-item>
          <text:p text:style-name="P296">De kleur schema moet wat somber zijn</text:p>
        </text:list-item>
        <text:list-item>
          <text:p text:style-name="P297">Het moet duidelijk zijn dat de speler in de onderwereld zit</text:p>
        </text:list-item>
      </text:list>
      <text:p text:style-name="Standaard">Ik denk dat een artist dit maar verder in kan vullen.</text:p>
      <text:p text:style-name="P298">Look and feel</text:p>
      <text:p text:style-name="Standaard">Zoals eerder gezegd, moet het spel duidelijk hel uitstralen. Wat voor hel weet ik nog niet en dit kunnen we waarschijnlijk beter samen voor of na de zomer bespreken. Hoe dan ook we moeten ook een tijdperiode bepalen voor ons spel, en niet alleen dat maar ook een paar culturen. Aangezien het hel is kunnen we de thema’s voor de bosses uit verschillende tijdperiodes en culturen halen.</text:p>
      <text:p text:style-name="Standaard">Het is wel belangrijk dat we een maximale en minimale datum nemen wanneer we een tijdperiode bepalen. Zo kunnen we ongeveer weten wat voor wapens, armor en items er kunnen bestaan in ons spel. Bijvoorbeeld als we voor onze maximale tijdperiode de 17<text:span text:style-name="T299">de</text:span><text:s/>eeuw kiezen dan zou de speler dus geweren van die tijd kunnen gebruiken.</text:p>
      <text:p text:style-name="Standaard">Wanneer wij ervoor kiezen om een grote tijdverschil te nemen tussen de maximale en minimale data. Kunnen er een paar negatieve en positieve punten komen. Een negatief subject zou zijn dat het spel te warrig en los van elkaar staan. Bijvoorbeeld als de speler een moderne vuurwapen draagt maar Azteekse kleren draagt. Voordeel is dat hel een warrige plek kan zijn en zolang we de zelfde realisme in de verschillende tijdsperiode houden, zou dit als een soort van charme kunnen werken. Natuurlijk is een ander positief punt dat iedereen een hoop ideeën voor items, wapens en kleren kan verzinnen uit zijn eigen favoriete tijdperiode.</text:p>
      <text:p text:style-name="Standaard">Natuurlijk zijn er ook voor –en nadelen verbonden wanneer we een kleine tijdsverschil hebben. Voordeel is dat het spel een betere samenhang heeft en het moeilijker zal zijn om<text:s/><text:soft-page-break/>stijlbreuk te plegen. Een nadeel is natuurlijk dat mensen een minder grote bron hebben om ideeën voor wapens enz. te verzinnen.</text:p>
      <text:p text:style-name="Standaard">Nou dit heeft nog nadere bespreking nodig met zijn allen. Voor nu zijn we vrij in het verzinnen van wat dat ook, uit wat voor tijdsperiode het ook mag komen. Maar er is een kans dat als je iets hebt verzonnen, bijvoorbeeld een geweer van de 19<text:span text:style-name="T300">de</text:span><text:s/>eeuw of zoiets, dat niet bij de gekozen tijdperiodes past of bij het spel dat we het erbuiten zullen laten.</text:p>
      <text:p text:style-name="P301">Items</text:p>
      <text:p text:style-name="Standaard">Nou zoals alle spellen in de wereld die items gebruiken hebben wij twee categorieën. De consumable en non-consumable items. De categorieën spreken voor zich hoop ik, maar voor de mensen die niet zo vaak gamen. Alle items die na gebruik verwijdert worden zijn consumables, de rest zijn dus non-consumable. De twee categorieën kun je nog onderverdelen in een aantal subcategorieën.</text:p>
      <text:p text:style-name="Standaard">Hier onder volgt er een lijst van subcategorieën voor de consumable categorie.</text:p>
      <text:list text:style-name="LFO12" text:continue-numbering="true">
        <text:list-item>
          <text:p text:style-name="P302">Healing</text:p>
        </text:list-item>
        <text:list-item>
          <text:p text:style-name="P303">Buffing</text:p>
        </text:list-item>
        <text:list-item>
          <text:p text:style-name="P304">Resources</text:p>
        </text:list-item>
      </text:list>
      <text:p text:style-name="Standaard">Hier onder volgt er een lijst van subcategorieën voor non-consumable categorie.</text:p>
      <text:list text:style-name="LFO13" text:continue-numbering="true">
        <text:list-item>
          <text:p text:style-name="P305">Junk</text:p>
        </text:list-item>
        <text:list-item>
          <text:p text:style-name="P306">Trophies</text:p>
        </text:list-item>
      </text:list>
      <text:p text:style-name="Standaard">Als iemand wat meer subcategorieën wilt verzinnen, ga je gang.</text:p>
      <text:p text:style-name="Standaard">Items zijn op verscheidene manieren te verkijgen. In shops, van NPC’s of van monster drops. Misschien kunnen we een crafting, smelting of breaking system maken. Dit zijn gewoon systemen die bestaande items bewerken.</text:p>
      <text:p text:style-name="Standaard">De speler heeft een eindeloze rugzak. De speler kan tevens ook 4-8 items tegelijk bij zich hebben. De speler kan net als in Dark Souls de items via een cycle systeem selecteren en met de item knop activeren. De item knop kan de rechter button worden van de rechter kant van de controller. Tijdens het activeren van de items, zal de speler voor een tijdje stil staan en dus kwetsbaar zijn.</text:p>
      <text:p text:style-name="Standaard"><text:s/><text:span text:style-name="T307">Rustplaats</text:span></text:p>
      <text:p text:style-name="Standaard">De rustplaats is onze hubworld. Vanuit hier kan de speler naar de volgende floor gaan, shops bezoeken, minigames activeren, grimoires maken, equipment herstellen, skills levelen en zijn status herstellen. Dit is een hoop, maar moet ook wel aangezien dit het enige gebied is waar de speler niet aan het vechten is.</text:p>
      <text:p text:style-name="Standaard">In de rustplaats is er recess en showtime. Recess betekent dat de speler de in alles in de rustplaats kan gebruiken. Wanneer het showtime is kan de speler niks meer gebruiken en moet hij of de volgende boss verslaan of indien de speler niet genoeg penance heeft, kan hij de vorige boss rematchen. Bij een rematch verdient de speler minder fame en penance dan bij de eerste keer.<text:s/></text:p>
      <text:soft-page-break/>
      <text:p text:style-name="Standaard">Er wordt in de timecycle system bijgehouden hoeveel tijd er verstreken is. Bij een bepaald aantal zal recess overschakelen naar showtime. Elke keer wanneer de speler een product koopt in de shop zal de tijd “sneller” gaan. Het systeem moet er voor <text:s/>zorgen dat de speler niet langs alle shops kan gaan en zichzelf kan herstellen. Hij moet dus kiezen naar welke shops hij wilt gaan voordat hij rest. Wanneer het showtime is, kan het alleen recess worden nadat de speler een boss verslagen heeft.</text:p>
      <text:p text:style-name="P308">Shops</text:p>
      <text:p text:style-name="Standaard">Shops worden gerepresenteerd door bepaalde NPC’s. In het begin is er 1 shop, dit is een gebuffde imp die de speler advies geeft en game mechanics uitlegd. Elk NPC, behavle de imp, moet de speler tegen komen in de boss arena. Soms moet de speler de NPC redden van de boss of een ander gevaar, of moet de speler een bepaalde boss verslaan, zonder dat de NPC in de arena zat. Ook kunnen nieuwe NPC’s verschijnen wanneer de speler een bepaalde fame bezit.</text:p>
      <text:p text:style-name="Standaard">De speler koopt alles in de shop met penance, sommige shops willen een bepaalde item. Shops kunnen geupgrade worden door simpelweg items te kopen. De shopsystem houdt in de achtergrond bij hoeveel een shop heeft verdient. Bij een bepaalde aantal unlockt het systeem dus nieuwe items voor de speler. De speler kan toegang tot een shop verliezen als hij ervoor kiest om de shopkeeper te doden of gebruiken voor een ritual spell.</text:p>
      <text:p text:style-name="P309">Bloedbad</text:p>
      <text:p text:style-name="Standaard">De bloedbad, of ook wel bloodbath, is onze games versie van een bed. Wanneer de speler de bloedbad gebruikt zal de speler zich reinigen van alle imperfecties. Enige nadeel is dat nadat de speler de bloedbad gebruikt heeft het showtime is. Als de speler te lang bij de shops zat zal de bloedbad vanzelf dicht gaan en onbruikbaar worden.</text:p>
      <text:p text:style-name="Standaard">De bloedbad is niet een letterlijke bad gevuld met bloed. Het is een opening in de grond dat op de binnenkant van de mond van een bloedzuiger lijkt. Of ten minste zo beeld ik het me in, als iemand een leukere design heeft kan hij hem altijd even hieronder achterlaten.</text:p>
      <text:p text:style-name="P310">Library</text:p>
      <text:p text:style-name="Standaard">De library is waar de speler zijn grimoires kan maken en bewaren. Dit is ook de plek waar de speler zijn magic tattoos kan aanpassen. De librarian, een vrouwelijke demoon, helpt de speler hierbij. De library bestaat uit drie kleine stenen kasten met daarin scrolls, boeken en kleitabletten. De speler activeert de library via de librarian. De librarian verschijnt wanneer de speler genoeg fame heeft opgebouwd. Het aantal fame dat de speler moet hebben, zou hij na de eerste boss al kunnen halen. Wanneer de speler niet genoeg fame heeft zal de librarian na de 4<text:span text:style-name="T311">e</text:span><text:s/>boss tevoorschijn komen. De librarian heeft meer informatie en tips voor de speler.</text:p>
      <text:p text:style-name="P312">Bar</text:p>
      <text:p text:style-name="Standaard">De bar is een plek in de rustplaats waar de speler een paar gokspellen (minigames) spelen en wanneer de speler de barkeeper heeft unlocked door hem te redden van een boss. Kan de speler goedkope consumables van hoge qualiteit kopen.</text:p>
      <text:p text:style-name="P313">NPC’s</text:p>
      <text:p text:style-name="Standaard">Hier volgt een lijst van NPC’s die er in de game kunnen komen. In deze lijst staan geen bosses. De lijst kan incompleet zijn als er boss-specifieke NPC’s bestaan. Deze soort NPC’s komen<text:s/><text:soft-page-break/>(alleen) voor in de boss arena en staan in de boss entry in de supplement “Book of Monsters”. Misschien dat ik ook een supplement game document maken voor de NPC’s. Maar ik ga dit alleen doen als een lijst niet groot genoeg is.</text:p>
      <text:list text:style-name="LFO14" text:continue-numbering="true">
        <text:list-item>
          <text:p text:style-name="P314">Announcer</text:p>
          <text:list text:continue-numbering="true">
            <text:list-item>
              <text:p text:style-name="P315">Dit is een engelachtige commentator die commentaar geeft op hoe de speler zich gedraagt tijdens bossfights.</text:p>
            </text:list-item>
            <text:list-item>
              <text:p text:style-name="P316">De Announcer bezit geen fysieke lichaam en de enige representatie zijn 2D sprites die af en toe tevoorschijn komen.</text:p>
            </text:list-item>
          </text:list>
        </text:list-item>
        <text:list-item>
          <text:p text:style-name="P317">Blacksmith Imp</text:p>
          <text:list text:continue-numbering="true">
            <text:list-item>
              <text:p text:style-name="P318">Dit is de NPC’s die er vanaf het begin al in de rustplaats zit. Bij hem kan de speler beginners informatie verkrijgen over de spel en over het herstellen van equipment en de perks.</text:p>
            </text:list-item>
            <text:list-item>
              <text:p text:style-name="P319">De Blacksmith Imp is een gespierde imp dat tot op de knie hoogte komt van de speler. Hij zit bij een gespijkerde slijpsteen en zit meestal om zijn reet. Soms staat de Blacksmith imp op of vliegt hij op en neer. De blacksmith imp is trouwens gespierd zoals die strongmen en niet zoals bodybuilders.</text:p>
            </text:list-item>
          </text:list>
        </text:list-item>
        <text:list-item>
          <text:p text:style-name="P320">Librarian</text:p>
          <text:list text:continue-numbering="true">
            <text:list-item>
              <text:p text:style-name="P321">Dit is de NPC die bij de library hoekje komt van de rustplaats. De librarian komt wanneer de speler genoeg fame heeft verzameld of indien dit niet het geval is komt de librarian na de 4<text:span text:style-name="T322">e</text:span><text:s/>boss.</text:p>
            </text:list-item>
            <text:list-item>
              <text:p text:style-name="P323">De Librarian kan gebaseerd worden op de Romeinse godin Minerva, met uil en al, maar ik heb hier verder geen sterkere mening over. Ze moet in ieder geval een mystiek gevoel afgeven en anderhalve keer hoger zijn dan de speler.</text:p>
            </text:list-item>
          </text:list>
        </text:list-item>
        <text:list-item>
          <text:p text:style-name="P324">Barkeeper</text:p>
          <text:list text:continue-numbering="true">
            <text:list-item>
              <text:p text:style-name="P325">Dit is een mens die de speler moet redden van een bepaalde boss.</text:p>
            </text:list-item>
            <text:list-item>
              <text:p text:style-name="P326">Hij beheerd de bar en verkoopt aan de speler exotische consumables.</text:p>
            </text:list-item>
            <text:list-item>
              <text:p text:style-name="P327">Hij ziet eruit als een man van een eerdere tijd. Met afgeraagde huid andere kenmerken dat een ziel van hel zou hebbe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color="#00B05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5-17T07:06:00Z</meta:creation-date>
    <dc:date>2016-06-14T14:22:00Z</dc:date>
    <meta:template xlink:href="Normal" xlink:type="simple"/>
    <meta:editing-cycles>1342</meta:editing-cycles>
    <meta:editing-duration>PT1267740S</meta:editing-duration>
    <meta:document-statistic meta:page-count="27" meta:paragraph-count="143" meta:word-count="11069" meta:character-count="71810" meta:row-count="507" meta:non-whitespace-character-count="60884"/>
  </office:meta>
</office:document-meta>
</file>